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loext:shadow-blur="0.141cm" draw:stroke="solid" draw:stroke-dash="Dashed_20__28_var_29__20_2" svg:stroke-width="0.03cm" svg:stroke-color="#3465a4" draw:marker-start="" draw:marker-start-width="0.2cm" draw:marker-start-center="false" draw:marker-end="" draw:marker-end-width="0.2cm" draw:marker-end-center="false" draw:fill="solid" draw:fill-color="#e8eff9" draw:textarea-horizontal-align="justify" draw:textarea-vertical-align="middle" draw:auto-grow-height="false" fo:min-height="1.355cm" fo:min-width="5.656cm" fo:padding-top="0.125cm" fo:padding-bottom="0.125cm" fo:padding-left="0.25cm" fo:padding-right="0.25cm" fo:wrap-option="no-wrap" draw:shadow="visible" draw:shadow-offset-x="0cm" draw:shadow-offset-y="0.035cm" draw:shadow-color="#b2b2b2"/>
    </style:style>
    <style:style style:name="gr2" style:family="graphic" style:parent-style-name="standard">
      <style:graphic-properties draw:fill-color="#ffffff" draw:opacity="0%" draw:textarea-horizontal-align="justify" draw:textarea-vertical-align="top" draw:auto-grow-height="false" fo:min-height="57.15cm" fo:min-width="81.6cm"/>
    </style:style>
    <style:style style:name="gr3" style:family="graphic" style:parent-style-name="standard">
      <style:graphic-properties draw:fill="none" draw:textarea-vertical-align="middle" draw:auto-grow-height="false" fo:min-height="5.25cm" fo:min-width="1.619cm"/>
    </style:style>
    <style:style style:name="gr4" style:family="graphic" style:parent-style-name="standard">
      <style:graphic-properties loext:shadow-blur="0.141cm" draw:textarea-horizontal-align="justify" draw:textarea-vertical-align="middle" draw:auto-grow-height="false" fo:min-height="2.75cm" fo:min-width="2.5cm" draw:shadow="visible" draw:shadow-offset-x="0.035cm" draw:shadow-offset-y="0.035cm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5.751cm" fo:min-width="3.445cm"/>
    </style:style>
    <style:style style:name="gr6" style:family="graphic" style:parent-style-name="standard" style:list-style-name="L1">
      <style:graphic-properties loext:shadow-blur="0.141cm" draw:fill-color="#ffffff" draw:textarea-horizontal-align="justify" draw:textarea-vertical-align="middle" draw:auto-grow-height="false" fo:min-height="4.557cm" fo:min-width="5.501cm" draw:shadow="visible" draw:shadow-offset-x="0.035cm" draw:shadow-offset-y="0.035cm"/>
    </style:style>
    <style:style style:name="gr7" style:family="graphic" style:parent-style-name="standard" style:list-style-name="L1">
      <style:graphic-properties loext:shadow-blur="0.141cm" draw:stroke="solid" draw:stroke-dash="Dashed_20__28_var_29__20_2" svg:stroke-width="0.03cm" svg:stroke-color="#3465a4" draw:marker-start="" draw:marker-start-width="0.2cm" draw:marker-start-center="false" draw:marker-end="" draw:marker-end-width="0.2cm" draw:marker-end-center="false" draw:fill="solid" draw:fill-color="#e8eff9" draw:textarea-horizontal-align="justify" draw:textarea-vertical-align="middle" draw:auto-grow-height="false" fo:min-height="2.419cm" fo:min-width="4.678cm" fo:padding-top="0.125cm" fo:padding-bottom="0.125cm" fo:padding-left="0.25cm" fo:padding-right="0.25cm" fo:wrap-option="no-wrap" draw:shadow="visible" draw:shadow-offset-x="0.03cm" draw:shadow-offset-y="0.03cm" draw:shadow-color="#808080"/>
    </style:style>
    <style:style style:name="gr8" style:family="graphic" style:parent-style-name="standard">
      <style:graphic-properties draw:textarea-horizontal-align="justify" draw:textarea-vertical-align="middle" draw:auto-grow-height="false" fo:min-height="3.72cm" fo:min-width="4.501cm"/>
    </style:style>
    <style:style style:name="gr9" style:family="graphic" style:parent-style-name="standard">
      <style:graphic-properties loext:shadow-blur="0.141cm" draw:fill-color="#ffffff" draw:textarea-horizontal-align="justify" draw:textarea-vertical-align="middle" draw:auto-grow-height="false" fo:min-height="4.751cm" fo:min-width="2.432cm" draw:shadow="visible" draw:shadow-offset-x="0cm" draw:shadow-offset-y="0cm" draw:shadow-color="#b2b2b2"/>
    </style:style>
    <style:style style:name="gr10" style:family="graphic" style:parent-style-name="standard">
      <style:graphic-properties draw:fill-color="#ebf2f9" draw:textarea-horizontal-align="justify" draw:textarea-vertical-align="middle" draw:auto-grow-height="false" fo:min-height="4.251cm" fo:min-width="3.324cm"/>
    </style:style>
    <style:style style:name="gr11" style:family="graphic" style:parent-style-name="standard" style:list-style-name="L1">
      <style:graphic-properties loext:shadow-blur="0.141cm" draw:fill-color="#eff4fa" draw:textarea-horizontal-align="justify" draw:textarea-vertical-align="middle" draw:auto-grow-height="false" fo:min-height="3.75cm" fo:min-width="2.486cm" draw:shadow="visible" draw:shadow-offset-x="0cm" draw:shadow-offset-y="0cm" draw:shadow-color="#cccccc"/>
    </style:style>
    <style:style style:name="gr12" style:family="graphic" style:parent-style-name="standard">
      <style:graphic-properties loext:shadow-blur="0.141cm" svg:stroke-color="#000000" draw:fill-color="#ffffff" draw:textarea-horizontal-align="justify" draw:textarea-vertical-align="top" draw:auto-grow-height="false" fo:min-height="2.946cm" fo:min-width="4.501cm" draw:shadow="visible" draw:shadow-offset-x="0cm" draw:shadow-offset-y="0cm" draw:shadow-color="#b2b2b2"/>
    </style:style>
    <style:style style:name="gr13" style:family="graphic" style:parent-style-name="standard">
      <style:graphic-properties draw:textarea-vertical-align="middle" draw:auto-grow-height="false" fo:min-height="4.75cm" fo:min-width="4.5cm"/>
    </style:style>
    <style:style style:name="gr14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15" style:family="graphic" style:parent-style-name="standard" style:list-style-name="L1">
      <style:graphic-properties loext:shadow-blur="0.141cm" draw:stroke="solid" draw:stroke-dash="Dashed_20__28_var_29__20_2" svg:stroke-width="0.03cm" svg:stroke-color="#3465a4" draw:marker-start="" draw:marker-start-width="0.2cm" draw:marker-start-center="false" draw:marker-end="" draw:marker-end-width="0.2cm" draw:marker-end-center="false" draw:fill="solid" draw:fill-color="#e8eff9" draw:textarea-horizontal-align="justify" draw:textarea-vertical-align="middle" draw:auto-grow-height="false" fo:min-height="0.953cm" fo:min-width="4.113cm" fo:padding-top="0.125cm" fo:padding-bottom="0.125cm" fo:padding-left="0.25cm" fo:padding-right="0.25cm" fo:wrap-option="no-wrap" draw:shadow="visible" draw:shadow-offset-x="0cm" draw:shadow-offset-y="0.035cm" draw:shadow-color="#b2b2b2"/>
    </style:style>
    <style:style style:name="gr16" style:family="graphic" style:parent-style-name="standard" style:list-style-name="L1">
      <style:graphic-properties loext:shadow-blur="0.141cm" draw:stroke="solid" draw:stroke-dash="Dashed_20__28_var_29__20_2" svg:stroke-width="0.03cm" svg:stroke-color="#3465a4" draw:marker-start="" draw:marker-start-width="0.2cm" draw:marker-start-center="false" draw:marker-end="" draw:marker-end-width="0.2cm" draw:marker-end-center="false" draw:fill="solid" draw:fill-color="#e8eff9" draw:textarea-horizontal-align="justify" draw:textarea-vertical-align="middle" draw:auto-grow-height="false" fo:min-height="2.005cm" fo:min-width="3.866cm" fo:padding-top="0.125cm" fo:padding-bottom="0.125cm" fo:padding-left="0.25cm" fo:padding-right="0.25cm" fo:wrap-option="no-wrap" draw:shadow="visible" draw:shadow-offset-x="0.03cm" draw:shadow-offset-y="0.03cm" draw:shadow-color="#808080"/>
    </style:style>
    <style:style style:name="gr17" style:family="graphic" style:parent-style-name="standard" style:list-style-name="L1">
      <style:graphic-properties loext:shadow-blur="0.141cm" draw:stroke="solid" draw:stroke-dash="Dashed_20__28_var_29__20_2" svg:stroke-width="0.03cm" svg:stroke-color="#3465a4" draw:marker-start="" draw:marker-start-width="0.2cm" draw:marker-start-center="false" draw:marker-end="" draw:marker-end-width="0.2cm" draw:marker-end-center="false" draw:fill="solid" draw:fill-color="#e8eff9" draw:textarea-horizontal-align="justify" draw:textarea-vertical-align="middle" draw:auto-grow-height="false" fo:min-height="2.005cm" fo:min-width="3.866cm" fo:padding-top="0.125cm" fo:padding-bottom="0.125cm" fo:padding-left="0.25cm" fo:padding-right="0.25cm" fo:wrap-option="no-wrap" draw:shadow="visible" draw:shadow-offset-x="0.03cm" draw:shadow-offset-y="0.03cm" draw:shadow-color="#808080"/>
    </style:style>
    <style:style style:name="gr18" style:family="graphic" style:parent-style-name="standard" style:list-style-name="L1">
      <style:graphic-properties loext:shadow-blur="0.141cm" draw:stroke="solid" draw:stroke-dash="Dashed_20__28_var_29__20_2" svg:stroke-width="0.03cm" svg:stroke-color="#3465a4" draw:marker-start="" draw:marker-start-width="0.2cm" draw:marker-start-center="false" draw:marker-end="" draw:marker-end-width="0.2cm" draw:marker-end-center="false" draw:fill="solid" draw:fill-color="#e8eff9" draw:textarea-horizontal-align="justify" draw:textarea-vertical-align="middle" draw:auto-grow-height="false" fo:min-height="0.953cm" fo:min-width="4.113cm" fo:padding-top="0.125cm" fo:padding-bottom="0.125cm" fo:padding-left="0.25cm" fo:padding-right="0.25cm" fo:wrap-option="no-wrap" draw:shadow="visible" draw:shadow-offset-x="0cm" draw:shadow-offset-y="0.035cm" draw:shadow-color="#b2b2b2"/>
    </style:style>
    <style:style style:name="gr19" style:family="graphic" style:parent-style-name="objectwithoutfill">
      <style:graphic-properties svg:stroke-width="0.212cm" draw:marker-start-width="0.518cm" draw:marker-end="Arrowheads_20_4" draw:marker-end-width="0.618cm" draw:fill="none" fo:padding-top="0.231cm" fo:padding-bottom="0.231cm" fo:padding-left="0.356cm" fo:padding-right="0.356cm"/>
    </style:style>
    <style:style style:name="gr20" style:family="graphic" style:parent-style-name="objectwithoutfill">
      <style:graphic-properties svg:stroke-width="0.212cm" draw:marker-start-width="0.518cm" draw:marker-end="Arrowheads_20_5" draw:marker-end-width="0.618cm" draw:fill="non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draw:marker-start-width="0.518cm" draw:marker-end="Arrowheads_20_6" draw:marker-end-width="0.618cm" draw:fill="none" fo:padding-top="0.231cm" fo:padding-bottom="0.231cm" fo:padding-left="0.356cm" fo:padding-right="0.356cm"/>
    </style:style>
    <style:style style:name="gr22" style:family="graphic" style:parent-style-name="objectwithoutfill">
      <style:graphic-properties svg:stroke-width="0.212cm" draw:marker-start-width="0.518cm" draw:marker-end="Arrowheads_20_7" draw:marker-end-width="0.618cm" draw:fill="none" fo:padding-top="0.231cm" fo:padding-bottom="0.231cm" fo:padding-left="0.356cm" fo:padding-right="0.356cm"/>
    </style:style>
    <style:style style:name="gr23" style:family="graphic" style:parent-style-name="objectwithoutfill">
      <style:graphic-properties svg:stroke-width="0.212cm" draw:marker-start-width="0.518cm" draw:marker-end="Arrowheads_20_8" draw:marker-end-width="0.618cm" draw:fill="none" fo:padding-top="0.231cm" fo:padding-bottom="0.231cm" fo:padding-left="0.356cm" fo:padding-right="0.356cm"/>
    </style:style>
    <style:style style:name="gr24" style:family="graphic" style:parent-style-name="objectwithoutfill">
      <style:graphic-properties svg:stroke-width="0.212cm" draw:marker-start-width="0.518cm" draw:marker-end="Arrowheads_20_9" draw:marker-end-width="0.618cm" draw:fill="none" fo:padding-top="0.231cm" fo:padding-bottom="0.231cm" fo:padding-left="0.356cm" fo:padding-right="0.356cm"/>
    </style:style>
    <style:style style:name="gr25" style:family="graphic" style:parent-style-name="objectwithoutfill">
      <style:graphic-properties svg:stroke-width="0.212cm" draw:marker-start-width="0.518cm" draw:marker-end="Arrowheads_20_10" draw:marker-end-width="0.618cm" draw:fill="none" fo:padding-top="0.231cm" fo:padding-bottom="0.231cm" fo:padding-left="0.356cm" fo:padding-right="0.356cm"/>
    </style:style>
    <style:style style:name="gr26" style:family="graphic" style:parent-style-name="objectwithoutfill">
      <style:graphic-properties svg:stroke-width="0.212cm" draw:marker-start-width="0.518cm" draw:marker-end="Arrowheads_20_11" draw:marker-end-width="0.618cm" draw:fill="none" fo:padding-top="0.231cm" fo:padding-bottom="0.231cm" fo:padding-left="0.356cm" fo:padding-right="0.356cm"/>
    </style:style>
    <style:style style:name="gr27" style:family="graphic" style:parent-style-name="standard" style:list-style-name="L1">
      <style:graphic-properties draw:fill-color="#ffffff" draw:textarea-horizontal-align="justify" draw:textarea-vertical-align="middle" draw:auto-grow-height="false" fo:min-height="6.572cm" fo:min-width="5.105cm"/>
    </style:style>
    <style:style style:name="gr28" style:family="graphic" style:parent-style-name="standard" style:list-style-name="L1">
      <style:graphic-properties draw:fill-color="#ffffff" draw:textarea-horizontal-align="justify" draw:textarea-vertical-align="middle" draw:auto-grow-height="false" fo:min-height="6.572cm" fo:min-width="5.105cm"/>
    </style:style>
    <style:style style:name="gr29" style:family="graphic" style:parent-style-name="standard" style:list-style-name="L1">
      <style:graphic-properties draw:fill-color="#ffffff" draw:textarea-horizontal-align="justify" draw:textarea-vertical-align="middle" draw:auto-grow-height="false" fo:min-height="6.572cm" fo:min-width="5.105cm"/>
    </style:style>
    <style:style style:name="gr30" style:family="graphic" style:parent-style-name="standard" style:list-style-name="L1">
      <style:graphic-properties draw:fill-color="#ffffff" draw:textarea-horizontal-align="justify" draw:textarea-vertical-align="middle" draw:auto-grow-height="false" fo:min-height="6.572cm" fo:min-width="5.105cm"/>
    </style:style>
    <style:style style:name="gr31" style:family="graphic" style:parent-style-name="standard" style:list-style-name="L1">
      <style:graphic-properties draw:fill-color="#ffffff" draw:textarea-horizontal-align="justify" draw:textarea-vertical-align="middle" draw:auto-grow-height="false" fo:min-height="6.572cm" fo:min-width="5.105cm"/>
    </style:style>
    <style:style style:name="gr32" style:family="graphic" style:parent-style-name="standard">
      <style:graphic-properties draw:fill-color="#ffffff" draw:opacity="0%" draw:textarea-horizontal-align="justify" draw:textarea-vertical-align="top" draw:auto-grow-height="false" fo:min-height="57.5cm" fo:min-width="81.6cm"/>
    </style:style>
    <style:style style:name="gr33" style:family="graphic" style:parent-style-name="standard">
      <style:graphic-properties loext:shadow-blur="0.141cm" draw:textarea-horizontal-align="justify" draw:textarea-vertical-align="middle" draw:auto-grow-height="false" fo:min-height="2.616cm" fo:min-width="2.366cm" draw:shadow="visible" draw:shadow-offset-x="0.035cm" draw:shadow-offset-y="0.035cm"/>
    </style:style>
    <style:style style:name="gr34" style:family="graphic" style:parent-style-name="standard" style:list-style-name="L1">
      <style:graphic-properties loext:shadow-blur="0.141cm"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min-height="5.184cm" fo:min-width="0.191cm" fo:padding-top="0.125cm" fo:padding-bottom="0.125cm" fo:padding-left="0.25cm" fo:padding-right="0.25cm" fo:wrap-option="no-wrap" draw:shadow="hidden" draw:shadow-offset-x="0.035cm" draw:shadow-offset-y="0.035cm" draw:shadow-color="#808080"/>
    </style:style>
    <style:style style:name="gr35" style:family="graphic" style:parent-style-name="standard" style:list-style-name="L1">
      <style:graphic-properties loext:shadow-blur="0.141cm" draw:stroke="solid" draw:stroke-dash="Dashed_20__28_var_29__20_2" svg:stroke-width="0.03cm" svg:stroke-color="#3465a4" draw:marker-start="" draw:marker-start-width="0.2cm" draw:marker-start-center="false" draw:marker-end="" draw:marker-end-width="0.2cm" draw:marker-end-center="false" draw:fill="solid" draw:fill-color="#e8eff9" draw:textarea-horizontal-align="justify" draw:textarea-vertical-align="middle" draw:auto-grow-height="false" fo:min-height="3.552cm" fo:min-width="6.081cm" fo:padding-top="0.125cm" fo:padding-bottom="0.125cm" fo:padding-left="0.25cm" fo:padding-right="0.25cm" fo:wrap-option="no-wrap" draw:shadow="visible" draw:shadow-offset-x="0.03cm" draw:shadow-offset-y="0.03cm" draw:shadow-color="#808080"/>
    </style:style>
    <style:style style:name="gr36" style:family="graphic" style:parent-style-name="standard">
      <style:graphic-properties loext:shadow-blur="0.141cm" draw:textarea-horizontal-align="justify" draw:textarea-vertical-align="middle" draw:auto-grow-height="false" fo:min-height="3.695cm" fo:min-width="5.234cm" draw:shadow="visible" draw:shadow-offset-x="0.035cm" draw:shadow-offset-y="0.035cm"/>
    </style:style>
    <style:style style:name="gr37" style:family="graphic" style:parent-style-name="standard">
      <style:graphic-properties draw:textarea-horizontal-align="justify" draw:textarea-vertical-align="middle" draw:auto-grow-height="false" fo:min-height="3.632cm" fo:min-width="4.39cm"/>
    </style:style>
    <style:style style:name="gr38" style:family="graphic" style:parent-style-name="standard" style:list-style-name="L1">
      <style:graphic-properties loext:shadow-blur="0.141cm"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min-height="5.182cm" fo:min-width="0.191cm" fo:padding-top="0.125cm" fo:padding-bottom="0.125cm" fo:padding-left="0.25cm" fo:padding-right="0.25cm" fo:wrap-option="no-wrap" draw:shadow="hidden" draw:shadow-offset-x="0.035cm" draw:shadow-offset-y="0.035cm" draw:shadow-color="#808080"/>
    </style:style>
    <style:style style:name="gr39" style:family="graphic" style:parent-style-name="objectwithoutfill">
      <style:graphic-properties svg:stroke-width="0.212cm" draw:marker-start-width="0.518cm" draw:marker-end="Arrowheads_20_12" draw:marker-end-width="0.618cm" draw:fill="none" fo:padding-top="0.231cm" fo:padding-bottom="0.231cm" fo:padding-left="0.356cm" fo:padding-right="0.356cm"/>
    </style:style>
    <style:style style:name="gr40" style:family="graphic" style:parent-style-name="objectwithoutfill">
      <style:graphic-properties svg:stroke-width="0.212cm" draw:marker-start-width="0.518cm" draw:marker-end="Arrowheads_20_13" draw:marker-end-width="0.618cm" draw:fill="none" fo:padding-top="0.231cm" fo:padding-bottom="0.231cm" fo:padding-left="0.356cm" fo:padding-right="0.356cm"/>
    </style:style>
    <style:style style:name="gr41" style:family="graphic" style:parent-style-name="objectwithoutfill">
      <style:graphic-properties svg:stroke-width="0.212cm" draw:marker-start-width="0.518cm" draw:marker-end="Arrowheads_20_14" draw:marker-end-width="0.618cm" draw:fill="none" fo:padding-top="0.231cm" fo:padding-bottom="0.231cm" fo:padding-left="0.356cm" fo:padding-right="0.356cm"/>
    </style:style>
    <style:style style:name="gr42" style:family="graphic" style:parent-style-name="objectwithoutfill">
      <style:graphic-properties svg:stroke-width="0.212cm" draw:marker-start-width="0.518cm" draw:marker-end="Arrowheads_20_15" draw:marker-end-width="0.618cm" draw:fill="none" draw:textarea-vertical-align="top" fo:padding-top="0.231cm" fo:padding-bottom="0.231cm" fo:padding-left="0.356cm" fo:padding-right="0.356cm"/>
    </style:style>
    <style:style style:name="gr43" style:family="graphic" style:parent-style-name="objectwithoutfill">
      <style:graphic-properties svg:stroke-width="0.212cm" draw:marker-start-width="0.518cm" draw:marker-end="Arrowheads_20_16" draw:marker-end-width="0.618cm" draw:fill="none" draw:textarea-vertical-align="bottom" fo:padding-top="0.231cm" fo:padding-bottom="0.231cm" fo:padding-left="0.356cm" fo:padding-right="0.356cm"/>
    </style:style>
    <style:style style:name="gr44" style:family="graphic" style:parent-style-name="objectwithoutfill">
      <style:graphic-properties svg:stroke-width="0.212cm" draw:marker-start-width="0.518cm" draw:marker-end="Arrowheads_20_19" draw:marker-end-width="0.618cm" draw:fill="none" draw:textarea-vertical-align="bottom" fo:padding-top="0.231cm" fo:padding-bottom="0.231cm" fo:padding-left="0.356cm" fo:padding-right="0.356cm"/>
    </style:style>
    <style:style style:name="gr45" style:family="graphic" style:parent-style-name="objectwithoutfill">
      <style:graphic-properties svg:stroke-width="0.212cm" draw:marker-start-width="0.518cm" draw:marker-end="Arrowheads_20_21" draw:marker-end-width="0.618cm" draw:fill="none" draw:textarea-vertical-align="top" fo:padding-top="0.231cm" fo:padding-bottom="0.231cm" fo:padding-left="0.356cm" fo:padding-right="0.356cm"/>
    </style:style>
    <style:style style:name="gr46" style:family="graphic" style:parent-style-name="objectwithoutfill">
      <style:graphic-properties svg:stroke-width="0.212cm" draw:marker-start-width="0.518cm" draw:marker-end="Arrowheads_20_22" draw:marker-end-width="0.618cm" draw:fill="none" fo:padding-top="0.231cm" fo:padding-bottom="0.231cm" fo:padding-left="0.356cm" fo:padding-right="0.356cm" draw:shadow-offset-x="0cm" draw:shadow-offset-y="0cm"/>
    </style:style>
    <style:style style:name="gr47" style:family="graphic" style:parent-style-name="standard" style:list-style-name="L1">
      <style:graphic-properties loext:shadow-blur="0.141cm" draw:fill-color="#ffffff" draw:textarea-horizontal-align="justify" draw:textarea-vertical-align="middle" draw:auto-grow-height="false" fo:min-height="4.341cm" fo:min-width="13.596cm" draw:shadow="visible" draw:shadow-offset-x="0.035cm" draw:shadow-offset-y="0.035cm"/>
    </style:style>
    <style:style style:name="gr48" style:family="graphic" style:parent-style-name="standard">
      <style:graphic-properties draw:textarea-horizontal-align="justify" draw:textarea-vertical-align="middle" draw:auto-grow-height="false" fo:min-height="1.66cm" fo:min-width="1.41cm"/>
    </style:style>
    <style:style style:name="gr49" style:family="graphic" style:parent-style-name="objectwithoutfill">
      <style:graphic-properties svg:stroke-width="0.212cm" draw:marker-start-width="0.518cm" draw:marker-end="Arrowheads_20_23" draw:marker-end-width="0.618cm" draw:fill="none" fo:padding-top="0.231cm" fo:padding-bottom="0.231cm" fo:padding-left="0.356cm" fo:padding-right="0.356cm" draw:shadow-offset-x="0cm" draw:shadow-offset-y="0cm"/>
    </style:style>
    <style:style style:name="gr50" style:family="graphic" style:parent-style-name="standard" style:list-style-name="L1">
      <style:graphic-properties draw:fill-color="#ffffff" draw:textarea-horizontal-align="justify" draw:textarea-vertical-align="middle" draw:auto-grow-height="false" fo:min-height="7.393cm" fo:min-width="5.781cm"/>
    </style:style>
    <style:style style:name="gr51" style:family="graphic" style:parent-style-name="standard">
      <style:graphic-properties loext:shadow-blur="0.141cm" draw:fill-color="#ebf2f9" draw:textarea-horizontal-align="justify" draw:textarea-vertical-align="middle" draw:auto-grow-height="false" fo:min-height="2.608cm" fo:min-width="2.358cm" draw:shadow="visible" draw:shadow-offset-x="0.035cm" draw:shadow-offset-y="0.035cm"/>
    </style:style>
    <style:style style:name="gr52" style:family="graphic" style:parent-style-name="standard" style:list-style-name="L1">
      <style:graphic-properties loext:shadow-blur="0.141cm"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3.675cm" fo:min-width="0cm" fo:padding-top="0.125cm" fo:padding-bottom="0.125cm" fo:padding-left="0.25cm" fo:padding-right="0.25cm" fo:wrap-option="no-wrap" draw:shadow="hidden" draw:shadow-offset-x="0.035cm" draw:shadow-offset-y="0.035cm" draw:shadow-color="#808080"/>
    </style:style>
    <style:style style:name="gr53" style:family="graphic" style:parent-style-name="standard" style:list-style-name="L1">
      <style:graphic-properties loext:shadow-blur="0.141cm" draw:stroke="solid" draw:stroke-dash="Dashed_20__28_var_29__20_2" svg:stroke-width="0.03cm" svg:stroke-color="#3465a4" draw:marker-start="" draw:marker-start-width="0.2cm" draw:marker-start-center="false" draw:marker-end="" draw:marker-end-width="0.2cm" draw:marker-end-center="false" draw:fill="solid" draw:fill-color="#e8eff9" draw:textarea-horizontal-align="justify" draw:textarea-vertical-align="middle" draw:auto-grow-height="false" fo:min-height="3.538cm" fo:min-width="6.059cm" fo:padding-top="0.125cm" fo:padding-bottom="0.125cm" fo:padding-left="0.25cm" fo:padding-right="0.25cm" fo:wrap-option="no-wrap" draw:shadow="visible" draw:shadow-offset-x="0.03cm" draw:shadow-offset-y="0.03cm" draw:shadow-color="#808080"/>
    </style:style>
    <style:style style:name="gr54" style:family="graphic" style:parent-style-name="standard">
      <style:graphic-properties draw:textarea-horizontal-align="justify" draw:textarea-vertical-align="middle" draw:auto-grow-height="false" fo:min-height="4.286cm" fo:min-width="5.215cm"/>
    </style:style>
    <style:style style:name="gr55" style:family="graphic" style:parent-style-name="standard">
      <style:graphic-properties loext:shadow-blur="0.141cm" draw:fill-color="#ffffff" draw:textarea-horizontal-align="justify" draw:textarea-vertical-align="middle" draw:auto-grow-height="false" fo:min-height="7.928cm" fo:min-width="5.315cm" draw:shadow="visible" draw:shadow-offset-x="0cm" draw:shadow-offset-y="0cm" draw:shadow-color="#b2b2b2"/>
    </style:style>
    <style:style style:name="gr56" style:family="graphic" style:parent-style-name="standard" style:list-style-name="L1">
      <style:graphic-properties draw:fill-color="#ffffff" draw:textarea-horizontal-align="justify" draw:textarea-vertical-align="middle" draw:auto-grow-height="false" fo:min-height="7.928cm" fo:min-width="9.042cm"/>
    </style:style>
    <style:style style:name="gr57" style:family="graphic" style:parent-style-name="standard" style:list-style-name="L1">
      <style:graphic-properties loext:shadow-blur="0.141cm" draw:fill-color="#eff4fa" draw:textarea-horizontal-align="justify" draw:textarea-vertical-align="middle" draw:auto-grow-height="false" fo:min-height="7.37cm" fo:min-width="5.188cm" draw:shadow="visible" draw:shadow-offset-x="0cm" draw:shadow-offset-y="0cm" draw:shadow-color="#cccccc"/>
    </style:style>
    <style:style style:name="gr58" style:family="graphic" style:parent-style-name="standard" style:list-style-name="L1">
      <style:graphic-properties loext:shadow-blur="0.141cm" draw:fill-color="#eff4fa" draw:textarea-horizontal-align="justify" draw:textarea-vertical-align="middle" draw:auto-grow-height="false" fo:min-height="7.37cm" fo:min-width="5.187cm" draw:shadow="visible" draw:shadow-offset-x="0cm" draw:shadow-offset-y="0cm" draw:shadow-color="#cccccc"/>
    </style:style>
    <style:style style:name="gr59" style:family="graphic" style:parent-style-name="standard">
      <style:graphic-properties draw:fill-color="#ebf2f9" draw:textarea-horizontal-align="justify" draw:textarea-vertical-align="middle" draw:auto-grow-height="false" fo:min-height="5.463cm" fo:min-width="6.785cm"/>
    </style:style>
    <style:style style:name="gr60" style:family="graphic" style:parent-style-name="standard">
      <style:graphic-properties draw:textarea-horizontal-align="justify" draw:textarea-vertical-align="middle" draw:auto-grow-height="false" fo:min-height="4.286cm" fo:min-width="5.213cm"/>
    </style:style>
    <style:style style:name="gr61" style:family="graphic" style:parent-style-name="objectwithoutfill">
      <style:graphic-properties svg:stroke-width="0.212cm" draw:marker-start-width="0.518cm" draw:marker-end="Arrowheads_20_24" draw:marker-end-width="0.618cm" draw:fill="none" fo:padding-top="0.231cm" fo:padding-bottom="0.231cm" fo:padding-left="0.356cm" fo:padding-right="0.356cm"/>
    </style:style>
    <style:style style:name="gr62" style:family="graphic" style:parent-style-name="standard">
      <style:graphic-properties loext:shadow-blur="0.141cm" svg:stroke-color="#000000" draw:fill-color="#ffffff" draw:textarea-horizontal-align="justify" draw:textarea-vertical-align="top" draw:auto-grow-height="false" fo:min-height="4.328cm" fo:min-width="5.213cm" draw:shadow="visible" draw:shadow-offset-x="0cm" draw:shadow-offset-y="0cm" draw:shadow-color="#b2b2b2"/>
    </style:style>
    <style:style style:name="gr63" style:family="graphic" style:parent-style-name="objectwithoutfill">
      <style:graphic-properties svg:stroke-width="0.212cm" draw:marker-start-width="0.518cm" draw:marker-end="Arrowheads_20_26" draw:marker-end-width="0.618cm" draw:fill="none" fo:padding-top="0.231cm" fo:padding-bottom="0.231cm" fo:padding-left="0.356cm" fo:padding-right="0.356cm"/>
    </style:style>
    <style:style style:name="gr64" style:family="graphic" style:parent-style-name="objectwithoutfill">
      <style:graphic-properties svg:stroke-width="0.212cm" draw:marker-start-width="0.518cm" draw:marker-end="Arrowheads_20_27" draw:marker-end-width="0.618cm" draw:fill="none" fo:padding-top="0.231cm" fo:padding-bottom="0.231cm" fo:padding-left="0.356cm" fo:padding-right="0.356cm"/>
    </style:style>
    <style:style style:name="gr65" style:family="graphic" style:parent-style-name="objectwithoutfill">
      <style:graphic-properties svg:stroke-width="0.212cm" draw:marker-start-width="0.518cm" draw:marker-end="Arrowheads_20_28" draw:marker-end-width="0.618cm" draw:fill="none" fo:padding-top="0.231cm" fo:padding-bottom="0.231cm" fo:padding-left="0.356cm" fo:padding-right="0.356cm"/>
    </style:style>
    <style:style style:name="gr66" style:family="graphic" style:parent-style-name="objectwithoutfill">
      <style:graphic-properties svg:stroke-width="0.212cm" draw:marker-start-width="0.518cm" draw:marker-end="Arrowheads_20_29" draw:marker-end-width="0.618cm" draw:fill="none" fo:padding-top="0.231cm" fo:padding-bottom="0.231cm" fo:padding-left="0.356cm" fo:padding-right="0.356cm"/>
    </style:style>
    <style:style style:name="gr67" style:family="graphic" style:parent-style-name="standard">
      <style:graphic-properties loext:shadow-blur="0.141cm" svg:stroke-color="#000000" draw:fill-color="#ffffff" draw:textarea-horizontal-align="justify" draw:textarea-vertical-align="top" draw:auto-grow-height="false" fo:min-height="4.328cm" fo:min-width="5.215cm" draw:shadow="visible" draw:shadow-offset-x="0cm" draw:shadow-offset-y="0cm" draw:shadow-color="#b2b2b2"/>
    </style:style>
    <style:style style:name="gr68" style:family="graphic" style:parent-style-name="objectwithoutfill">
      <style:graphic-properties svg:stroke-width="0.212cm" draw:marker-start-width="0.518cm" draw:marker-end="Arrowheads_20_31" draw:marker-end-width="0.618cm" draw:fill="none" fo:padding-top="0.231cm" fo:padding-bottom="0.231cm" fo:padding-left="0.356cm" fo:padding-right="0.356cm"/>
    </style:style>
    <style:style style:name="gr69" style:family="graphic" style:parent-style-name="objectwithoutfill" style:list-style-name="L1">
      <style:graphic-properties svg:stroke-width="0.212cm" draw:marker-start-width="0.518cm" draw:marker-end="Arrowheads_20_32" draw:marker-end-width="0.618cm" draw:fill="none" draw:textarea-vertical-align="top" fo:padding-top="0.231cm" fo:padding-bottom="0.231cm" fo:padding-left="0.356cm" fo:padding-right="0.356cm"/>
    </style:style>
    <style:style style:name="gr70" style:family="graphic" style:parent-style-name="objectwithoutfill" style:list-style-name="L1">
      <style:graphic-properties svg:stroke-width="0.212cm" draw:marker-start-width="0.518cm" draw:marker-end="Arrowheads_20_33" draw:marker-end-width="0.618cm" draw:fill="none" draw:textarea-vertical-align="bottom" fo:padding-top="0.231cm" fo:padding-bottom="0.231cm" fo:padding-left="0.356cm" fo:padding-right="0.356cm"/>
    </style:style>
    <style:style style:name="gr71" style:family="graphic" style:parent-style-name="objectwithoutfill">
      <style:graphic-properties svg:stroke-width="0.212cm" draw:marker-start-width="0.518cm" draw:marker-end="Arrowheads_20_34" draw:marker-end-width="0.618cm" draw:fill="none" fo:padding-top="0.231cm" fo:padding-bottom="0.231cm" fo:padding-left="0.356cm" fo:padding-right="0.356cm"/>
    </style:style>
    <style:style style:name="gr72" style:family="graphic" style:parent-style-name="standard">
      <style:graphic-properties draw:textarea-horizontal-align="justify" draw:textarea-vertical-align="middle" draw:auto-grow-height="false" fo:min-height="2.132cm" fo:min-width="2.501cm"/>
    </style:style>
    <style:style style:name="gr73" style:family="graphic" style:parent-style-name="standard">
      <style:graphic-properties loext:shadow-blur="0.141cm" draw:textarea-horizontal-align="justify" draw:textarea-vertical-align="middle" draw:auto-grow-height="false" fo:min-height="1.25cm" fo:min-width="1cm" draw:shadow="visible" draw:shadow-offset-x="0.035cm" draw:shadow-offset-y="0.035cm"/>
    </style:style>
    <style:style style:name="gr74" style:family="graphic" style:parent-style-name="standard" style:list-style-name="L1">
      <style:graphic-properties loext:shadow-blur="0.141cm"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min-height="3.542cm" fo:min-width="0cm" fo:padding-top="0.125cm" fo:padding-bottom="0.125cm" fo:padding-left="0.25cm" fo:padding-right="0.25cm" fo:wrap-option="no-wrap" draw:shadow="hidden" draw:shadow-offset-x="0.035cm" draw:shadow-offset-y="0.035cm" draw:shadow-color="#808080"/>
    </style:style>
    <style:style style:name="gr75" style:family="graphic" style:parent-style-name="objectwithoutfill">
      <style:graphic-properties draw:marker-end="Arrowheads_20_35" draw:marker-end-width="0.3cm" draw:fill="none"/>
    </style:style>
    <style:style style:name="gr76" style:family="graphic" style:parent-style-name="objectwithoutfill">
      <style:graphic-properties draw:marker-end="Arrowheads_20_36" draw:marker-end-width="0.3cm" draw:fill="none"/>
    </style:style>
    <style:style style:name="gr77" style:family="graphic" style:parent-style-name="standard" style:list-style-name="L1">
      <style:graphic-properties draw:fill-color="#ffffff" draw:textarea-horizontal-align="justify" draw:textarea-vertical-align="middle" draw:auto-grow-height="false" fo:min-height="5.751cm" fo:min-width="4.924cm"/>
    </style:style>
    <style:style style:name="gr78" style:family="graphic" style:parent-style-name="standard" style:list-style-name="L1">
      <style:graphic-properties draw:fill-color="#ffffff" draw:textarea-horizontal-align="justify" draw:textarea-vertical-align="middle" draw:auto-grow-height="false" fo:min-height="6.751cm" fo:min-width="4.924cm"/>
    </style:style>
    <style:style style:name="gr79" style:family="graphic" style:parent-style-name="standard" style:list-style-name="L1">
      <style:graphic-properties draw:fill-color="#ffffff" draw:textarea-horizontal-align="justify" draw:textarea-vertical-align="middle" draw:auto-grow-height="false" fo:min-height="7.751cm" fo:min-width="4.924cm"/>
    </style:style>
    <style:style style:name="gr80" style:family="graphic" style:parent-style-name="standard">
      <style:graphic-properties draw:textarea-vertical-align="middle" draw:auto-grow-height="false" fo:min-height="2.75cm" fo:min-width="2.5cm"/>
    </style:style>
    <style:style style:name="gr81" style:family="graphic" style:parent-style-name="objectwithoutfill">
      <style:graphic-properties draw:marker-end="Arrowheads_20_37" draw:marker-end-width="0.3cm" draw:fill="none"/>
    </style:style>
    <style:style style:name="gr82" style:family="graphic" style:parent-style-name="objectwithoutfill">
      <style:graphic-properties draw:marker-end="Arrowheads_20_38" draw:marker-end-width="0.3cm" draw:fill="none" draw:textarea-vertical-align="bottom"/>
    </style:style>
    <style:style style:name="gr83" style:family="graphic" style:parent-style-name="objectwithoutfill">
      <style:graphic-properties draw:marker-end="Arrowheads_20_39" draw:marker-end-width="0.3cm" draw:fill="none" draw:textarea-vertical-align="bottom"/>
    </style:style>
    <style:style style:name="gr84" style:family="graphic" style:parent-style-name="objectwithoutfill">
      <style:graphic-properties draw:marker-end="Arrowheads_20_40" draw:marker-end-width="0.3cm" draw:fill="none" draw:textarea-vertical-align="bottom"/>
    </style:style>
    <style:style style:name="gr85" style:family="graphic" style:parent-style-name="standard" style:list-style-name="L1">
      <style:graphic-properties draw:fill-color="#ffffff" draw:textarea-horizontal-align="justify" draw:textarea-vertical-align="middle" draw:auto-grow-height="false" fo:min-height="5.751cm" fo:min-width="2.788cm"/>
    </style:style>
    <style:style style:name="gr86" style:family="graphic" style:parent-style-name="objectwithoutfill">
      <style:graphic-properties draw:marker-end="Arrowheads_20_41" draw:marker-end-width="0.3cm" draw:fill="none"/>
    </style:style>
    <style:style style:name="gr87" style:family="graphic" style:parent-style-name="standard" style:list-style-name="L1">
      <style:graphic-properties draw:fill-color="#ffffff" draw:textarea-horizontal-align="justify" draw:textarea-vertical-align="middle" draw:auto-grow-height="false" fo:min-height="5.751cm" fo:min-width="2.788cm"/>
    </style:style>
    <style:style style:name="gr88" style:family="graphic" style:parent-style-name="standard" style:list-style-name="L1">
      <style:graphic-properties svg:stroke-color="#3465a4" draw:fill-color="#ffffff" draw:textarea-horizontal-align="justify" draw:textarea-vertical-align="middle" draw:auto-grow-height="false" fo:min-height="5.751cm" fo:min-width="2.788cm"/>
    </style:style>
    <style:style style:name="gr89" style:family="graphic" style:parent-style-name="standard" style:list-style-name="L1">
      <style:graphic-properties draw:fill-color="#ffffff" draw:textarea-horizontal-align="justify" draw:textarea-vertical-align="middle" draw:auto-grow-height="false" fo:min-height="5.751cm" fo:min-width="2.788cm"/>
    </style:style>
    <style:style style:name="gr90" style:family="graphic" style:parent-style-name="objectwithoutfill">
      <style:graphic-properties draw:marker-end="Arrowheads_20_42" draw:marker-end-width="0.3cm" draw:fill="none"/>
    </style:style>
    <style:style style:name="gr91" style:family="graphic" style:parent-style-name="objectwithoutfill">
      <style:graphic-properties draw:marker-end="Arrowheads_20_43" draw:marker-end-width="0.3cm" draw:fill="none"/>
    </style:style>
    <style:style style:name="gr92" style:family="graphic" style:parent-style-name="objectwithoutfill">
      <style:graphic-properties draw:marker-end="Arrowheads_20_44" draw:marker-end-width="0.3cm" draw:fill="none"/>
    </style:style>
    <style:style style:name="gr93" style:family="graphic" style:parent-style-name="standard" style:list-style-name="L1">
      <style:graphic-properties loext:shadow-blur="0.141cm"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min-height="3.542cm" fo:min-width="0cm" fo:padding-top="0.125cm" fo:padding-bottom="0.125cm" fo:padding-left="0.25cm" fo:padding-right="0.25cm" fo:wrap-option="no-wrap" draw:shadow="hidden" draw:shadow-offset-x="0.035cm" draw:shadow-offset-y="0.035cm" draw:shadow-color="#808080"/>
    </style:style>
    <style:style style:name="gr94" style:family="graphic" style:parent-style-name="standard">
      <style:graphic-properties loext:shadow-blur="0.141cm" draw:textarea-horizontal-align="justify" draw:textarea-vertical-align="middle" draw:auto-grow-height="false" fo:min-height="1.25cm" fo:min-width="1cm" draw:shadow="hidden" draw:shadow-offset-x="0.035cm" draw:shadow-offset-y="0.035cm"/>
    </style:style>
    <style:style style:name="gr95" style:family="graphic" style:parent-style-name="standard" style:list-style-name="L1">
      <style:graphic-properties loext:shadow-blur="0.141cm"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min-height="3.542cm" fo:min-width="0cm" fo:padding-top="0.125cm" fo:padding-bottom="0.125cm" fo:padding-left="0.25cm" fo:padding-right="0.25cm" fo:wrap-option="no-wrap" draw:shadow="hidden" draw:shadow-offset-x="0.035cm" draw:shadow-offset-y="0.035cm" draw:shadow-color="#808080"/>
    </style:style>
    <style:style style:name="gr96" style:family="graphic" style:parent-style-name="standard" style:list-style-name="L1">
      <style:graphic-properties loext:shadow-blur="0.141cm"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min-height="3.542cm" fo:min-width="0cm" fo:padding-top="0.125cm" fo:padding-bottom="0.125cm" fo:padding-left="0.25cm" fo:padding-right="0.25cm" fo:wrap-option="no-wrap" draw:shadow="hidden" draw:shadow-offset-x="0.035cm" draw:shadow-offset-y="0.035cm" draw:shadow-color="#808080"/>
    </style:style>
    <style:style style:name="gr97" style:family="graphic" style:parent-style-name="standard" style:list-style-name="L1">
      <style:graphic-properties loext:shadow-blur="0.141cm"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min-height="3.542cm" fo:min-width="0cm" fo:padding-top="0.125cm" fo:padding-bottom="0.125cm" fo:padding-left="0.25cm" fo:padding-right="0.25cm" fo:wrap-option="no-wrap" draw:shadow="hidden" draw:shadow-offset-x="0.035cm" draw:shadow-offset-y="0.035cm" draw:shadow-color="#808080"/>
    </style:style>
    <style:style style:name="gr98" style:family="graphic" style:parent-style-name="objectwithoutfill">
      <style:graphic-properties draw:marker-end="Arrowheads_20_45" draw:marker-end-width="0.3cm" draw:fill="none"/>
    </style:style>
    <style:style style:name="gr99" style:family="graphic" style:parent-style-name="objectwithoutfill">
      <style:graphic-properties draw:marker-end="Arrowheads_20_46" draw:marker-end-width="0.3cm" draw:fill="none"/>
    </style:style>
    <style:style style:name="gr100" style:family="graphic" style:parent-style-name="objectwithoutfill">
      <style:graphic-properties draw:marker-end="Arrowheads_20_47" draw:marker-end-width="0.3cm" draw:fill="none"/>
    </style:style>
    <style:style style:name="gr101" style:family="graphic" style:parent-style-name="standard" style:list-style-name="L1">
      <style:graphic-properties draw:fill-color="#ffffff" draw:textarea-horizontal-align="justify" draw:textarea-vertical-align="middle" draw:auto-grow-height="false" fo:min-height="7.751cm" fo:min-width="5.417cm"/>
    </style:style>
    <style:style style:name="gr102" style:family="graphic" style:parent-style-name="standard" style:list-style-name="L1">
      <style:graphic-properties draw:fill-color="#ffffff" draw:textarea-horizontal-align="justify" draw:textarea-vertical-align="middle" draw:auto-grow-height="false" fo:min-height="7.751cm" fo:min-width="5.417cm"/>
    </style:style>
    <style:style style:name="gr103" style:family="graphic" style:parent-style-name="standard" style:list-style-name="L1">
      <style:graphic-properties draw:fill-color="#ffffff" draw:textarea-horizontal-align="justify" draw:textarea-vertical-align="middle" draw:auto-grow-height="false" fo:min-height="7.751cm" fo:min-width="5.417cm"/>
    </style:style>
    <style:style style:name="gr104" style:family="graphic" style:parent-style-name="standard" style:list-style-name="L1">
      <style:graphic-properties draw:fill-color="#ffffff" draw:textarea-horizontal-align="justify" draw:textarea-vertical-align="middle" draw:auto-grow-height="false" fo:min-height="7.751cm" fo:min-width="5.417cm"/>
    </style:style>
    <style:style style:name="gr105" style:family="graphic" style:parent-style-name="objectwithoutfill">
      <style:graphic-properties svg:stroke-width="0.106cm" draw:marker-start-width="0.359cm" draw:marker-end="Arrowheads_20_49" draw:marker-end-width="0.459cm" draw:fill="none" fo:padding-top="0.178cm" fo:padding-bottom="0.178cm" fo:padding-left="0.303cm" fo:padding-right="0.303cm"/>
    </style:style>
    <style:style style:name="gr106" style:family="graphic" style:parent-style-name="objectwithoutfill">
      <style:graphic-properties svg:stroke-width="0.106cm" draw:marker-start-width="0.359cm" draw:marker-end="Arrowheads_20_50" draw:marker-end-width="0.459cm" draw:fill="none" fo:padding-top="0.178cm" fo:padding-bottom="0.178cm" fo:padding-left="0.303cm" fo:padding-right="0.303cm"/>
    </style:style>
    <style:style style:name="gr107" style:family="graphic" style:parent-style-name="objectwithoutfill">
      <style:graphic-properties svg:stroke-width="0.106cm" draw:marker-start-width="0.358cm" draw:marker-end="Arrowheads_20_51" draw:marker-end-width="0.458cm" draw:fill="none" fo:padding-top="0.177cm" fo:padding-bottom="0.177cm" fo:padding-left="0.302cm" fo:padding-right="0.302cm"/>
    </style:style>
    <style:style style:name="gr108" style:family="graphic" style:parent-style-name="objectwithoutfill">
      <style:graphic-properties svg:stroke-width="0.106cm" draw:marker-start-width="0.359cm" draw:marker-end="Arrowheads_20_52" draw:marker-end-width="0.459cm" draw:fill="none" fo:padding-top="0.178cm" fo:padding-bottom="0.178cm" fo:padding-left="0.303cm" fo:padding-right="0.303cm"/>
    </style:style>
    <style:style style:name="gr109" style:family="graphic" style:parent-style-name="standard">
      <style:graphic-properties svg:stroke-color="#ed4c05" draw:fill-color="#ff5429" draw:textarea-horizontal-align="justify" draw:textarea-vertical-align="middle" draw:auto-grow-height="false" fo:min-height="0.75cm" fo:min-width="0.5cm"/>
    </style:style>
    <style:style style:name="gr110" style:family="graphic" style:parent-style-name="objectwithoutfill">
      <style:graphic-properties svg:stroke-color="#ed4c05" draw:marker-end="Arrowheads_20_54" draw:marker-end-width="0.3cm" draw:fill="none"/>
    </style:style>
    <style:style style:name="gr111" style:family="graphic" style:parent-style-name="objectwithoutfill">
      <style:graphic-properties svg:stroke-color="#ed4c05" draw:marker-end="Arrowheads_20_55" draw:marker-end-width="0.3cm" draw:fill="none"/>
    </style:style>
    <style:style style:name="gr112" style:family="graphic" style:parent-style-name="objectwithoutfill">
      <style:graphic-properties svg:stroke-color="#ed4c05" draw:marker-end="Arrowheads_20_56" draw:marker-end-width="0.3cm" draw:fill="none"/>
    </style:style>
    <style:style style:name="gr113" style:family="graphic" style:parent-style-name="objectwithoutfill">
      <style:graphic-properties svg:stroke-color="#ed4c05" draw:marker-end="Arrowheads_20_57" draw:marker-end-width="0.3cm" draw:fill="none"/>
    </style:style>
    <style:style style:name="gr114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115" style:family="graphic" style:parent-style-name="objectwithoutfill">
      <style:graphic-properties svg:stroke-width="0.106cm" draw:marker-start-width="0.359cm" draw:marker-end="Arrowheads_20_58" draw:marker-end-width="0.459cm" draw:fill="none" fo:padding-top="0.178cm" fo:padding-bottom="0.178cm" fo:padding-left="0.303cm" fo:padding-right="0.303cm"/>
    </style:style>
    <style:style style:name="gr116" style:family="graphic" style:parent-style-name="objectwithoutfill">
      <style:graphic-properties svg:stroke-width="0.106cm" draw:marker-start-width="0.359cm" draw:marker-end="Arrowheads_20_59" draw:marker-end-width="0.459cm" draw:fill="none" fo:padding-top="0.178cm" fo:padding-bottom="0.178cm" fo:padding-left="0.303cm" fo:padding-right="0.303cm"/>
    </style:style>
    <style:style style:name="gr117" style:family="graphic" style:parent-style-name="objectwithoutfill">
      <style:graphic-properties svg:stroke-width="0.106cm" draw:marker-start-width="0.359cm" draw:marker-end="Arrowheads_20_60" draw:marker-end-width="0.459cm" draw:fill="none" fo:padding-top="0.178cm" fo:padding-bottom="0.178cm" fo:padding-left="0.303cm" fo:padding-right="0.303cm"/>
    </style:style>
    <style:style style:name="gr118" style:family="graphic" style:parent-style-name="objectwithoutfill">
      <style:graphic-properties svg:stroke-width="0.106cm" draw:marker-start-width="0.359cm" draw:marker-end="Arrowheads_20_61" draw:marker-end-width="0.459cm" draw:fill="none" fo:padding-top="0.178cm" fo:padding-bottom="0.178cm" fo:padding-left="0.303cm" fo:padding-right="0.303cm"/>
    </style:style>
    <style:style style:name="gr119" style:family="graphic" style:parent-style-name="standard">
      <style:graphic-properties draw:fill-color="#ebf2f9" draw:textarea-horizontal-align="justify" draw:textarea-vertical-align="middle" draw:auto-grow-height="false" fo:min-height="0.75cm" fo:min-width="0.5cm"/>
    </style:style>
    <style:style style:name="gr120" style:family="graphic" style:parent-style-name="objectwithoutfill">
      <style:graphic-properties draw:marker-end="Arrowheads_20_62" draw:marker-end-width="0.3cm" draw:fill="none"/>
    </style:style>
    <style:style style:name="gr121" style:family="graphic" style:parent-style-name="objectwithoutfill">
      <style:graphic-properties svg:stroke-color="#ed4c05" draw:marker-end="Arrowheads_20_63" draw:marker-end-width="0.3cm" draw:fill="none"/>
    </style:style>
    <style:style style:name="gr122" style:family="graphic" style:parent-style-name="objectwithoutfill">
      <style:graphic-properties draw:marker-end="Arrowheads_20_67" draw:marker-end-width="0.3cm" draw:fill="none"/>
    </style:style>
    <style:style style:name="gr123" style:family="graphic" style:parent-style-name="objectwithoutfill">
      <style:graphic-properties draw:marker-end="Arrowheads_20_68" draw:marker-end-width="0.3cm" draw:fill="none"/>
    </style:style>
    <style:style style:name="gr124" style:family="graphic" style:parent-style-name="objectwithoutfill">
      <style:graphic-properties draw:marker-end="Arrowheads_20_69" draw:marker-end-width="0.3cm" draw:fill="none"/>
    </style:style>
    <style:style style:name="gr125" style:family="graphic" style:parent-style-name="standard" style:list-style-name="L1">
      <style:graphic-properties loext:shadow-blur="0.141cm" svg:stroke-color="#000000" draw:fill-color="#ffffff" draw:textarea-horizontal-align="justify" draw:textarea-vertical-align="bottom" draw:auto-grow-height="false" fo:min-height="4.956cm" fo:min-width="8.501cm" draw:shadow="visible" draw:shadow-offset-x="0cm" draw:shadow-offset-y="0cm" draw:shadow-color="#b2b2b2"/>
    </style:style>
    <style:style style:name="gr126" style:family="graphic" style:parent-style-name="standard" style:list-style-name="L1">
      <style:graphic-properties loext:shadow-blur="0.141cm" svg:stroke-color="#000000" draw:fill-color="#ffffff" draw:textarea-horizontal-align="justify" draw:textarea-vertical-align="bottom" draw:auto-grow-height="false" fo:min-height="6.159cm" fo:min-width="8.501cm" draw:shadow="visible" draw:shadow-offset-x="0cm" draw:shadow-offset-y="0cm" draw:shadow-color="#b2b2b2"/>
    </style:style>
    <style:style style:name="gr127" style:family="graphic" style:parent-style-name="standard" style:list-style-name="L1">
      <style:graphic-properties loext:shadow-blur="0.141cm" svg:stroke-color="#000000" draw:fill-color="#ffffff" draw:textarea-horizontal-align="justify" draw:textarea-vertical-align="bottom" draw:auto-grow-height="false" fo:min-height="4.956cm" fo:min-width="8.501cm" draw:shadow="visible" draw:shadow-offset-x="0cm" draw:shadow-offset-y="0cm" draw:shadow-color="#b2b2b2"/>
    </style:style>
    <style:style style:name="gr128" style:family="graphic" style:parent-style-name="standard" style:list-style-name="L1">
      <style:graphic-properties loext:shadow-blur="0.141cm" svg:stroke-color="#000000" draw:fill-color="#ffffff" draw:textarea-horizontal-align="justify" draw:textarea-vertical-align="top" draw:auto-grow-height="false" fo:min-height="4.557cm" fo:min-width="8.501cm" draw:shadow="visible" draw:shadow-offset-x="0cm" draw:shadow-offset-y="0cm" draw:shadow-color="#b2b2b2"/>
    </style:style>
    <style:style style:name="gr129" style:family="graphic" style:parent-style-name="standard" style:list-style-name="L1">
      <style:graphic-properties loext:shadow-blur="0.141cm" svg:stroke-color="#000000" draw:fill-color="#ffffff" draw:textarea-horizontal-align="justify" draw:textarea-vertical-align="bottom" draw:auto-grow-height="false" fo:min-height="6.159cm" fo:min-width="9.001cm" draw:shadow="visible" draw:shadow-offset-x="0cm" draw:shadow-offset-y="0cm" draw:shadow-color="#b2b2b2"/>
    </style:style>
    <style:style style:name="gr130" style:family="graphic" style:parent-style-name="standard" style:list-style-name="L1">
      <style:graphic-properties loext:shadow-blur="0.141cm" svg:stroke-color="#000000" draw:fill-color="#ffffff" draw:textarea-horizontal-align="justify" draw:textarea-vertical-align="top" draw:auto-grow-height="false" fo:min-height="5.358cm" fo:min-width="8.901cm" draw:shadow="visible" draw:shadow-offset-x="0cm" draw:shadow-offset-y="0cm" draw:shadow-color="#b2b2b2"/>
    </style:style>
    <style:style style:name="gr131" style:family="graphic" style:parent-style-name="standard" style:list-style-name="L1">
      <style:graphic-properties loext:shadow-blur="0.141cm" svg:stroke-color="#000000" draw:fill-color="#ffffff" draw:opacity="100%" draw:textarea-horizontal-align="justify" draw:textarea-vertical-align="bottom" draw:auto-grow-height="false" fo:min-height="5.358cm" fo:min-width="8.901cm" draw:shadow="visible" draw:shadow-offset-x="0cm" draw:shadow-offset-y="0cm" draw:shadow-color="#b2b2b2"/>
    </style:style>
    <style:style style:name="gr132" style:family="graphic" style:parent-style-name="standard" style:list-style-name="L1">
      <style:graphic-properties loext:shadow-blur="0.141cm" svg:stroke-color="#000000" draw:fill-color="#ffffff" draw:textarea-horizontal-align="justify" draw:textarea-vertical-align="bottom" draw:auto-grow-height="false" fo:min-height="5.758cm" fo:min-width="8.901cm" draw:shadow="visible" draw:shadow-offset-x="0cm" draw:shadow-offset-y="0cm" draw:shadow-color="#b2b2b2"/>
    </style:style>
    <style:style style:name="gr133" style:family="graphic" style:parent-style-name="objectwithoutfill">
      <style:graphic-properties draw:marker-end="Arrowheads_20_84" draw:marker-end-width="0.3cm" draw:fill="none"/>
    </style:style>
    <style:style style:name="gr134" style:family="graphic" style:parent-style-name="standard" style:list-style-name="L1">
      <style:graphic-properties loext:shadow-blur="0.141cm" draw:fill-color="#eff4fa" draw:textarea-horizontal-align="justify" draw:textarea-vertical-align="middle" draw:auto-grow-height="false" fo:min-height="4.751cm" fo:min-width="3.084cm" draw:shadow="visible" draw:shadow-offset-x="0cm" draw:shadow-offset-y="0cm" draw:shadow-color="#cccccc"/>
    </style:style>
    <style:style style:name="gr135" style:family="graphic" style:parent-style-name="standard" style:list-style-name="L1">
      <style:graphic-properties draw:fill-color="#ffffff" draw:textarea-horizontal-align="justify" draw:textarea-vertical-align="middle" draw:auto-grow-height="false" fo:min-height="3.75cm" fo:min-width="3.445cm"/>
    </style:style>
    <style:style style:name="gr136" style:family="graphic" style:parent-style-name="objectwithoutfill">
      <style:graphic-properties draw:marker-end="Arrowheads_20_70" draw:marker-end-width="0.3cm" draw:fill="none"/>
    </style:style>
    <style:style style:name="gr137" style:family="graphic" style:parent-style-name="standard">
      <style:graphic-properties draw:fill-color="#ebf2f9" draw:textarea-horizontal-align="justify" draw:textarea-vertical-align="middle" draw:auto-grow-height="false" fo:min-height="3.75cm" fo:min-width="3.324cm"/>
    </style:style>
    <style:style style:name="gr138" style:family="graphic" style:parent-style-name="standard">
      <style:graphic-properties loext:shadow-blur="0.141cm" draw:fill-color="#ebf2f9" draw:textarea-horizontal-align="justify" draw:textarea-vertical-align="middle" draw:auto-grow-height="false" fo:min-height="1.25cm" fo:min-width="1cm" draw:shadow="visible" draw:shadow-offset-x="0.035cm" draw:shadow-offset-y="0.035cm"/>
    </style:style>
    <style:style style:name="gr139" style:family="graphic" style:parent-style-name="standard" style:list-style-name="L1">
      <style:graphic-properties loext:shadow-blur="0.141cm"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2.594cm" fo:min-width="0cm" fo:padding-top="0.125cm" fo:padding-bottom="0.125cm" fo:padding-left="0.25cm" fo:padding-right="0.25cm" fo:wrap-option="no-wrap" draw:shadow="hidden" draw:shadow-offset-x="0.035cm" draw:shadow-offset-y="0.035cm" draw:shadow-color="#808080"/>
    </style:style>
    <style:style style:name="gr140" style:family="graphic" style:parent-style-name="standard" style:list-style-name="L1">
      <style:graphic-properties loext:shadow-blur="0.141cm"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2.594cm" fo:min-width="0cm" fo:padding-top="0.125cm" fo:padding-bottom="0.125cm" fo:padding-left="0.25cm" fo:padding-right="0.25cm" fo:wrap-option="no-wrap" draw:shadow="hidden" draw:shadow-offset-x="0.035cm" draw:shadow-offset-y="0.035cm" draw:shadow-color="#808080"/>
    </style:style>
    <style:style style:name="gr141" style:family="graphic" style:parent-style-name="standard" style:list-style-name="L1">
      <style:graphic-properties loext:shadow-blur="0.141cm"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2.594cm" fo:min-width="0cm" fo:padding-top="0.125cm" fo:padding-bottom="0.125cm" fo:padding-left="0.25cm" fo:padding-right="0.25cm" fo:wrap-option="no-wrap" draw:shadow="hidden" draw:shadow-offset-x="0.035cm" draw:shadow-offset-y="0.035cm" draw:shadow-color="#808080"/>
    </style:style>
    <style:style style:name="gr142" style:family="graphic" style:parent-style-name="objectwithoutfill">
      <style:graphic-properties draw:marker-end="Arrowheads_20_71" draw:marker-end-width="0.3cm" draw:fill="none"/>
    </style:style>
    <style:style style:name="gr143" style:family="graphic" style:parent-style-name="objectwithoutfill">
      <style:graphic-properties draw:marker-end="Arrowheads_20_72" draw:marker-end-width="0.3cm" draw:fill="none"/>
    </style:style>
    <style:style style:name="gr144" style:family="graphic" style:parent-style-name="objectwithoutfill">
      <style:graphic-properties draw:marker-end="Arrowheads_20_73" draw:marker-end-width="0.3cm" draw:fill="none" draw:textarea-vertical-align="bottom"/>
    </style:style>
    <style:style style:name="gr145" style:family="graphic" style:parent-style-name="objectwithoutfill">
      <style:graphic-properties draw:marker-end="Arrowheads_20_74" draw:marker-end-width="0.3cm" draw:fill="none" draw:textarea-vertical-align="top"/>
    </style:style>
    <style:style style:name="gr146" style:family="graphic" style:parent-style-name="standard" style:list-style-name="L1">
      <style:graphic-properties draw:fill-color="#ffffff" draw:textarea-horizontal-align="justify" draw:textarea-vertical-align="middle" draw:auto-grow-height="false" fo:min-height="7.751cm" fo:min-width="9.854cm"/>
    </style:style>
    <style:style style:name="gr147" style:family="graphic" style:parent-style-name="objectwithoutfill">
      <style:graphic-properties draw:marker-end="Arrowheads_20_75" draw:marker-end-width="0.3cm" draw:fill="none" draw:textarea-vertical-align="bottom"/>
    </style:style>
    <style:style style:name="gr148" style:family="graphic" style:parent-style-name="objectwithoutfill">
      <style:graphic-properties draw:marker-end="Arrowheads_20_76" draw:marker-end-width="0.3cm" draw:fill="none" draw:textarea-vertical-align="top"/>
    </style:style>
    <style:style style:name="gr149" style:family="graphic" style:parent-style-name="objectwithoutfill">
      <style:graphic-properties draw:marker-end="Arrowheads_20_77" draw:marker-end-width="0.3cm" draw:fill="none" draw:textarea-vertical-align="bottom"/>
    </style:style>
    <style:style style:name="gr150" style:family="graphic" style:parent-style-name="objectwithoutfill">
      <style:graphic-properties draw:marker-end="Arrowheads_20_78" draw:marker-end-width="0.3cm" draw:fill="none" draw:textarea-vertical-align="top"/>
    </style:style>
    <style:style style:name="gr151" style:family="graphic" style:parent-style-name="standard" style:list-style-name="L1">
      <style:graphic-properties draw:fill-color="#ffffff" draw:textarea-horizontal-align="justify" draw:textarea-vertical-align="middle" draw:auto-grow-height="false" fo:min-height="8.201cm" fo:min-width="9.854cm"/>
    </style:style>
    <style:style style:name="gr152" style:family="graphic" style:parent-style-name="standard" style:list-style-name="L1">
      <style:graphic-properties draw:fill-color="#ffffff" draw:textarea-horizontal-align="justify" draw:textarea-vertical-align="middle" draw:auto-grow-height="false" fo:min-height="8.701cm" fo:min-width="10.02cm"/>
    </style:style>
    <style:style style:name="gr153" style:family="graphic" style:parent-style-name="standard" style:list-style-name="L1">
      <style:graphic-properties draw:fill-color="#ffffff" draw:textarea-horizontal-align="justify" draw:textarea-vertical-align="middle" draw:auto-grow-height="false" fo:min-height="8.751cm" fo:min-width="10.02cm"/>
    </style:style>
    <style:style style:name="gr154" style:family="graphic" style:parent-style-name="objectwithoutfill">
      <style:graphic-properties draw:marker-end="Arrowheads_20_79" draw:marker-end-width="0.3cm" draw:fill="none"/>
    </style:style>
    <style:style style:name="gr155" style:family="graphic" style:parent-style-name="objectwithoutfill">
      <style:graphic-properties draw:marker-end="Arrowheads_20_80" draw:marker-end-width="0.3cm" draw:fill="none"/>
    </style:style>
    <style:style style:name="gr156" style:family="graphic" style:parent-style-name="objectwithoutfill">
      <style:graphic-properties draw:marker-end="Arrowheads_20_81" draw:marker-end-width="0.3cm" draw:fill="none"/>
    </style:style>
    <style:style style:name="gr157" style:family="graphic" style:parent-style-name="objectwithoutfill">
      <style:graphic-properties draw:marker-end="Arrowheads_20_82" draw:marker-end-width="0.3cm" draw:fill="none"/>
    </style:style>
    <style:style style:name="gr158" style:family="graphic" style:parent-style-name="objectwithoutfill">
      <style:graphic-properties draw:marker-end="Arrowheads_20_83" draw:marker-end-width="0.3cm" draw:fill="non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465a4" style:text-outline="false" style:text-line-through-style="none" fo:font-family="'Liberation Sans'" style:font-family-generic="roman" style:font-pitch="variable" fo:font-size="32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 style:writing-mode="lr-tb"/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 style:writing-mode="lr-tb"/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4" style:family="paragraph">
      <style:paragraph-properties fo:text-align="start" style:writing-mode="lr-tb"/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28pt" style:font-size-asian="28pt" style:font-size-complex="28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465a4" style:text-outline="false" style:text-line-through-style="none" fo:font-family="'Liberation Sans'" style:font-family-generic="roman" style:font-pitch="variable" fo:font-size="28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color="#ffffff" fo:font-size="32pt" style:font-size-asian="32pt" style:font-size-complex="32pt"/>
    </style:style>
    <style:style style:name="P10" style:family="paragraph">
      <style:paragraph-properties fo:text-align="center" style:writing-mode="lr-tb"/>
      <style:text-properties fo:color="#3465a4" fo:font-size="28pt" style:font-size-asian="28pt" style:font-size-complex="28pt"/>
    </style:style>
    <style:style style:name="P11" style:family="paragraph"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margin-left="0cm" fo:margin-right="0cm" fo:margin-top="0cm" fo:margin-bottom="0cm" fo:text-align="center" fo:text-indent="0cm" style:writing-mode="lr-tb"/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style:text-outline="false" style:text-line-through-style="none" fo:font-family="'Liberation Sans'" style:font-family-generic="roman" style:font-pitch="variable" fo:font-size="22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style:text-outline="false" style:text-line-through-style="none" fo:font-family="'Liberation Sans'" style:font-family-generic="roman" style:font-pitch="variable" fo:font-size="32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text-properties fo:font-size="36pt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fo:font-size="24pt" style:font-size-asian="24pt" style:font-size-complex="2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28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28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465a4" style:text-outline="false" style:text-line-through-style="none" fo:font-family="'Liberation Sans'" style:font-family-generic="roman" style:font-pitch="variable" fo:font-size="24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text-align="start"/>
    </style:style>
    <style:style style:name="P21" style:family="paragraph">
      <style:paragraph-properties fo:text-align="start" style:writing-mode="lr-tb"/>
      <style:text-properties fo:color="#3465a4" fo:font-size="28pt" style:font-size-asian="28pt" style:font-size-complex="28pt"/>
    </style:style>
    <style:style style:name="P22" style:family="paragraph">
      <style:paragraph-properties fo:text-align="start" style:writing-mode="lr-tb"/>
      <style:text-properties fo:color="#3465a4" fo:font-size="26pt" style:font-size-asian="26pt" style:font-size-complex="26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style:text-outline="false" style:text-line-through-style="none" fo:font-family="'Liberation Sans'" style:font-family-generic="roman" style:font-pitch="variable" fo:font-size="24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 style:writing-mode="lr-tb"/>
      <style:text-properties fo:color="#000000" fo:font-size="28pt" style:font-size-asian="28pt" style:font-size-complex="28pt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fo:font-size="28pt" style:font-size-asian="28pt" style:font-size-complex="28pt" fo:hyphenate="false"/>
    </style:style>
    <style:style style:name="P26" style:family="paragraph">
      <style:paragraph-properties fo:text-align="center" style:writing-mode="lr-tb"/>
      <style:text-properties fo:color="#000000"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32pt" style:font-size-asian="32pt" style:font-size-complex="32pt" fo:hyphenate="false"/>
    </style:style>
    <style:style style:name="P30" style:family="paragraph">
      <style:paragraph-properties fo:text-align="center" style:writing-mode="lr-tb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1" style:family="paragraph">
      <style:paragraph-properties fo:text-align="start" style:writing-mode="lr-tb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fo:font-size="18pt" fo:font-weight="bold" style:font-size-asian="18pt" style:font-size-complex="18pt" fo:hyphenate="false"/>
    </style:style>
    <style:style style:name="P34" style:family="paragraph">
      <style:paragraph-properties fo:text-align="end"/>
    </style:style>
    <style:style style:name="P35" style:family="paragraph">
      <style:paragraph-properties fo:text-align="end" style:writing-mode="lr-tb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6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6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fo:font-size="16pt" fo:font-weight="bold" style:font-size-asian="16pt" style:font-size-complex="16pt" fo:hyphenate="false"/>
    </style:style>
    <style:style style:name="P39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6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6pt" style:language-asian="zh" style:country-asian="CN" style:font-style-asian="normal" style:font-weight-asian="normal" style:font-family-complex="'Lucida Sans'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6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6pt" style:language-asian="zh" style:country-asian="CN" style:font-style-asian="normal" style:font-weight-asian="normal" style:font-family-complex="'Lucida Sans'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1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Liberation Sans'" style:font-family-generic="roman" style:font-pitch="variable" fo:font-size="16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6pt" style:language-asian="zh" style:country-asian="CN" style:font-style-asian="normal" style:font-weight-asian="normal" style:font-family-complex="'Lucida Sans'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fo:font-size="18pt" fo:font-weight="bold" style:font-size-asian="18pt" style:font-weight-asian="bold" style:font-size-complex="18pt" style:font-weight-complex="bold"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fo:font-size="18pt" style:font-size-asian="18pt" style:font-size-complex="18pt" fo:hyphenate="false"/>
    </style:style>
    <style:style style:name="P44" style:family="paragraph">
      <style:paragraph-properties fo:text-align="center" style:writing-mode="lr-tb"/>
      <style:text-properties fo:color="#000000" fo:font-size="16pt" fo:font-weight="bold" style:font-size-asian="16pt" style:font-weight-asian="bold" style:font-size-complex="16pt" style:font-weight-complex="bold"/>
    </style:style>
    <style:style style:name="P45" style:family="paragraph">
      <style:paragraph-properties fo:text-align="start" style:writing-mode="lr-tb"/>
    </style:style>
    <style:style style:name="T1" style:family="text">
      <style:text-properties fo:color="#3465a4" style:text-outline="false" style:text-line-through-style="none" fo:font-family="'Liberation Sans'" style:font-family-generic="roman" style:font-pitch="variable" fo:font-size="32pt" fo:language="uk" fo:country="UA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loext:opacity="100%"/>
    </style:style>
    <style:style style:name="T2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00" style:text-outline="false" style:text-line-through-style="none" fo:font-family="'Liberation Sans'" style:font-family-generic="roman" style:font-pitch="variable" fo:font-size="22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loext:opacity="100%"/>
    </style:style>
    <style:style style:name="T5" style:family="text">
      <style:text-properties fo:color="#000000" style:text-outline="false" style:text-line-through-style="none" fo:font-family="'Liberation Sans'" style:font-family-generic="roman" style:font-pitch="variable" fo:font-size="22pt" fo:language="uk" fo:country="UA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loext:opacity="100%"/>
    </style:style>
    <style:style style:name="T6" style:family="text">
      <style:text-properties fo:color="#000000" style:text-outline="false" style:text-line-through-style="none" fo:font-family="'Liberation Sans'" style:font-family-generic="roman" style:font-pitch="variable" fo:font-size="32pt" fo:language="uk" fo:country="UA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loext:opacity="100%"/>
    </style:style>
    <style:style style:name="T7" style:family="text">
      <style:text-properties fo:color="#000000" fo:font-size="24pt" style:font-size-asian="24pt" style:font-size-complex="24pt" loext:opacity="100%"/>
    </style:style>
    <style:style style:name="T8" style:family="text">
      <style:text-properties style:use-window-font-color="true" style:text-outline="false" style:text-line-through-style="none" fo:font-family="'Liberation Sans'" style:font-family-generic="roman" style:font-pitch="variable" fo:font-size="28pt" fo:language="uk" fo:country="UA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loext:opacity="0%"/>
    </style:style>
    <style:style style:name="T9" style:family="text">
      <style:text-properties style:use-window-font-color="true" style:text-outline="false" style:text-line-through-style="none" fo:font-family="'Liberation Sans'" style:font-family-generic="roman" style:font-pitch="variable" fo:font-size="28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loext:opacity="0%"/>
    </style:style>
    <style:style style:name="T10" style:family="text">
      <style:text-properties fo:color="#3465a4" style:text-outline="false" style:text-line-through-style="none" fo:font-family="'Liberation Sans'" style:font-family-generic="roman" style:font-pitch="variable" fo:font-size="24pt" fo:language="uk" fo:country="UA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loext:opacity="100%"/>
    </style:style>
    <style:style style:name="T11" style:family="text">
      <style:text-properties fo:color="#3465a4" fo:font-size="28pt" style:font-size-asian="28pt" style:font-size-complex="28pt" loext:opacity="100%"/>
    </style:style>
    <style:style style:name="T12" style:family="text">
      <style:text-properties fo:color="#3465a4" fo:font-size="26pt" style:font-size-asian="26pt" style:font-size-complex="26pt" loext:opacity="100%"/>
    </style:style>
    <style:style style:name="T13" style:family="text">
      <style:text-properties fo:color="#000000" style:text-outline="false" style:text-line-through-style="none" fo:font-family="'Liberation Sans'" style:font-family-generic="roman" style:font-pitch="variable" fo:font-size="24pt" fo:language="uk" fo:country="UA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loext:opacity="100%"/>
    </style:style>
    <style:style style:name="T14" style:family="text">
      <style:text-properties fo:color="#000000" fo:font-size="28pt" style:font-size-asian="28pt" style:font-size-complex="28pt" loext:opacity="100%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 loext:opacity="100%"/>
    </style:style>
    <style:style style:name="T16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28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8pt" style:language-asian="zh" style:country-asian="CN" style:font-style-asian="normal" style:font-weight-asian="normal" style:font-family-complex="Mangal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loext:opacity="0%"/>
    </style:style>
    <style:style style:name="T17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8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19" style:family="text">
      <style:text-properties style:use-window-font-color="true" style:text-outline="false" style:text-line-through-style="none" fo:font-family="'Liberation Sans'" style:font-family-generic="roman" style:font-pitch="variable" fo:font-size="18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loext:opacity="0%"/>
    </style:style>
    <style:style style:name="T20" style:family="text">
      <style:text-properties style:use-window-font-color="true" style:text-outline="false" style:text-line-through-style="none" fo:font-family="'Liberation Sans'" style:font-family-generic="roman" style:font-pitch="variable" fo:font-size="18pt" fo:language="uk" fo:country="UA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loext:opacity="0%"/>
    </style:style>
    <style:style style:name="T21" style:family="text">
      <style:text-properties fo:color="#000000" fo:font-size="18pt" fo:font-weight="normal" style:font-size-asian="18pt" style:font-weight-asian="normal" style:font-size-complex="18pt" style:font-weight-complex="normal" loext:opacity="100%"/>
    </style:style>
    <style:style style:name="T22" style:family="text">
      <style:text-properties fo:color="#000000" fo:font-size="18pt" fo:font-weight="bold" style:font-size-asian="18pt" style:font-weight-asian="bold" style:font-size-complex="18pt" style:font-weight-complex="bold" loext:opacity="100%"/>
    </style:style>
    <style:style style:name="T23" style:family="text">
      <style:text-properties fo:color="#000000" style:text-outline="false" style:text-line-through-style="none" fo:font-family="'Liberation Sans'" style:font-family-generic="roman" style:font-pitch="variable" fo:font-size="16pt" fo:language="uk" fo:country="UA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loext:opacity="100%"/>
    </style:style>
    <style:style style:name="T24" style:family="text">
      <style:text-properties fo:color="#ed4c05" style:text-outline="false" style:text-line-through-style="none" fo:font-family="'Liberation Sans'" style:font-family-generic="roman" style:font-pitch="variable" fo:font-size="16pt" fo:language="uk" fo:country="UA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loext:opacity="100%"/>
    </style:style>
    <style:style style:name="T25" style:family="text">
      <style:text-properties style:use-window-font-color="true" style:text-outline="false" style:text-line-through-style="none" fo:font-family="'Liberation Sans'" style:font-family-generic="roman" style:font-pitch="variable" fo:font-size="16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loext:opacity="0%"/>
    </style:style>
    <style:style style:name="T26" style:family="text">
      <style:text-properties style:use-window-font-color="true" style:text-outline="false" style:text-line-through-style="none" fo:font-family="'Liberation Sans'" style:font-family-generic="roman" style:font-pitch="variable" fo:font-size="16pt" fo:language="uk" fo:country="UA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loext:opacity="0%"/>
    </style:style>
    <style:style style:name="T27" style:family="text">
      <style:text-properties fo:color="#000000" fo:font-size="16pt" fo:font-weight="normal" style:font-size-asian="16pt" style:font-weight-asian="normal" style:font-size-complex="16pt" style:font-weight-complex="normal" loext:opacity="100%"/>
    </style:style>
    <style:style style:name="T28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6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6pt" style:language-asian="zh" style:country-asian="CN" style:font-style-asian="normal" style:font-weight-asian="normal" style:font-family-complex="'Lucida Sans'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loext:opacity="0%"/>
    </style:style>
    <style:style style:name="T29" style:family="text">
      <style:text-properties fo:color="#000000" style:text-outline="false" style:text-line-through-style="none" style:text-position="0% 100%" fo:font-family="'Liberation Sans'" style:font-family-generic="roman" style:font-pitch="variable" fo:font-size="16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6pt" style:language-asian="zh" style:country-asian="CN" style:font-style-asian="normal" style:font-weight-asian="normal" style:font-family-complex="'Lucida Sans'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loext:opacity="100%"/>
    </style:style>
    <style:style style:name="T30" style:family="text">
      <style:text-properties fo:color="#000000" fo:font-size="16pt" fo:font-weight="bold" style:font-size-asian="16pt" style:font-weight-asian="bold" style:font-size-complex="16pt" style:font-weight-complex="bol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Легенда" draw:style-name="dp1" draw:master-page-name="Default">
        <draw:custom-shape draw:name="Start-End_1" draw:style-name="gr1" draw:text-style-name="P1" draw:layer="layout" svg:width="6.824cm" svg:height="2.275cm" svg:x="4cm" svg:y="6.975cm">
          <text:p text:style-name="P1"><text:span text:style-name="T1">Початок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draw:layer="layout" svg:width="82.1cm" svg:height="57.4cm" svg:x="1cm" svg:y="1cm">
          <text:p text:style-name="P2"><text:span text:style-name="T2">Умовні позначенн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6cm" svg:x="12cm" svg:y="5.05cm">
          <text:p text:style-name="P4"><text:span text:style-name="T3">Початкова та кінцева ланка.</text:span></text:p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g>
          <draw:custom-shape draw:style-name="gr4" draw:text-style-name="P5" draw:layer="layout" svg:width="6cm" svg:height="6cm" svg:x="4cm" svg:y="14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</draw:g>
        <draw:custom-shape draw:style-name="gr3" draw:text-style-name="P4" draw:layer="layout" svg:width="3cm" svg:height="6cm" svg:x="12cm" svg:y="14cm">
          <text:p text:style-name="P4"><text:span text:style-name="T3">Ланка вибору.</text:span></text:p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6" draw:layer="layout" svg:width="6cm" svg:height="6cm" svg:x="4cm" svg:y="23cm">
          <text:p/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3" draw:text-style-name="P4" draw:layer="layout" svg:width="3cm" svg:height="6cm" svg:x="12cm" svg:y="23cm">
          <text:p text:style-name="P4"><text:span text:style-name="T3">Ланка презентації інформації.</text:span></text:p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" draw:text-style-name="P4" draw:layer="layout" svg:width="3cm" svg:height="6cm" svg:x="12cm" svg:y="32cm">
          <text:p text:style-name="P4"><text:span text:style-name="T3">Ланка інструменту. Наприклад</text:span><text:span text:style-name="T3"><text:line-break/></text:span><text:span text:style-name="T3">поле для введення тексту.</text:span></text:p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6" draw:layer="layout" svg:width="6cm" svg:height="6cm" svg:x="4cm" svg:y="32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name="Multi-Document_2" draw:style-name="gr7" draw:text-style-name="P7" draw:layer="layout" svg:width="6.013cm" svg:height="4cm" svg:x="3.987cm" svg:y="42cm">
          <text:p/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4" draw:layer="layout" svg:width="3cm" svg:height="6cm" svg:x="12cm" svg:y="41cm">
          <text:p text:style-name="P4"><text:span text:style-name="T3">Ланка підпроцесу. Представляє</text:span><text:span text:style-name="T3"><text:line-break/></text:span><text:span text:style-name="T3">собою складніший процес.</text:span></text:p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" draw:text-style-name="P8" draw:layer="layout" svg:width="5cm" svg:height="5cm" draw:transform="rotate (1.5707963267946) translate (41.05cm 10.5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4" draw:layer="layout" svg:width="3cm" svg:height="6cm" svg:x="47.195cm" svg:y="5.051cm">
          <text:p text:style-name="P4"><text:span text:style-name="T3">Початкова та кінцева ланка</text:span><text:span text:style-name="T3"><text:line-break/></text:span><text:span text:style-name="T3">підпроцесу.</text:span></text:p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9" draw:layer="layout" svg:width="4.908cm" svg:height="5cm" svg:x="41cm" svg:y="14.5cm">
          <text:p/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3" draw:text-style-name="P4" draw:layer="layout" svg:width="3cm" svg:height="6cm" svg:x="47.185cm" svg:y="14.052cm">
          <text:p text:style-name="P4"><text:span text:style-name="T3">Ланка, котра означає дію користувача.</text:span></text:p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0" draw:text-style-name="P10" draw:layer="layout" svg:width="5cm" svg:height="4.5cm" svg:x="41cm" svg:y="23.75cm">
          <text:p/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4" draw:layer="layout" svg:width="3cm" svg:height="6cm" svg:x="47.236cm" svg:y="23.053cm">
          <text:p text:style-name="P4"><text:span text:style-name="T3">Ланка, програмного обчисленя/опрацювання даних.</text:span></text:p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" draw:text-style-name="P6" draw:layer="layout" svg:width="5cm" svg:height="3.999cm" svg:x="41cm" svg:y="33.00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4" draw:layer="layout" svg:width="3cm" svg:height="6cm" svg:x="47.304cm" svg:y="32.054cm">
          <text:p text:style-name="P4"><text:span text:style-name="T3">Ланка, програмної підготовки даних для представлення.</text:span></text:p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11" draw:layer="layout" svg:width="5cm" svg:height="3.989cm" svg:x="41cm" svg:y="42.011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4" draw:layer="layout" svg:width="3cm" svg:height="6cm" svg:x="47.238cm" svg:y="41.055cm">
          <text:p text:style-name="P4"><text:span text:style-name="T3">Дані в пам’яті системи.</text:span></text:p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" draw:text-style-name="P4" draw:layer="layout" svg:width="3cm" svg:height="6cm" svg:x="11.965cm" svg:y="51cm">
          <text:p text:style-name="P4"><text:span text:style-name="T3">Ланка галуження на паралельні процеси.</text:span></text:p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3" draw:text-style-name="P5" draw:layer="layout" svg:width="5cm" svg:height="5cm" draw:transform="rotate (-1.57079632679579) translate (10.68cm 51.548cm)">
          <text:p/>
          <draw:enhanced-geometry svg:viewBox="0 0 787 799" draw:mirror-horizontal="false" draw:mirror-vertical="false" draw:type="non-primitive" draw:enhanced-path="M 439 12 L 535 102 391 246 252 108 349 12 0 0 12 348 108 258 282 433 282 799 511 799 511 427 685 252 781 348 787 0 439 12 Z N"/>
        </draw:custom-shape>
        <draw:custom-shape draw:style-name="gr3" draw:text-style-name="P4" draw:layer="layout" svg:width="3cm" svg:height="6cm" svg:x="47.25cm" svg:y="50.75cm">
          <text:p text:style-name="P4"><text:span text:style-name="T3">Ланка об’єднання паралельних процесів.</text:span></text:p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4" draw:text-style-name="P5" draw:layer="layout" svg:width="4.998cm" svg:height="5cm" draw:transform="rotate (1.5707963267946) translate (40.93cm 56.194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</draw:page>
      <draw:page draw:name="Загальний потік" draw:style-name="dp1" draw:master-page-name="Default">
        <draw:custom-shape draw:style-name="gr2" draw:text-style-name="P12" draw:layer="layout" svg:width="82.1cm" svg:height="57.4cm" svg:x="1cm" svg:y="1cm">
          <text:p text:style-name="P12"><text:span text:style-name="T2">Загальний опис гр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name="Start-End" draw:style-name="gr15" draw:text-style-name="P1" xml:id="id1" draw:id="id1" draw:layer="layout" svg:width="5.115cm" svg:height="1.705cm" svg:x="3.269cm" svg:y="27.337cm">
            <text:p text:style-name="P1"><text:span text:style-name="T1">Початок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Multi-Document" draw:style-name="gr16" draw:text-style-name="P13" xml:id="id3" draw:id="id3" draw:layer="layout" svg:width="5.07cm" svg:height="3.379cm" svg:x="20.366cm" svg:y="26.485cm">
            <text:p text:style-name="P13"><text:span text:style-name="T4">Створення</text:span><text:span text:style-name="T4"><text:line-break/></text:span><text:span text:style-name="T5">персонажа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name="Multi-Document_0" draw:style-name="gr17" draw:text-style-name="P14" xml:id="id5" draw:id="id5" draw:layer="layout" svg:width="5.07cm" svg:height="3.379cm" svg:x="37.417cm" svg:y="26.485cm">
            <text:p text:style-name="P14"><text:span text:style-name="T6">Гра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name="Start-End_0" draw:style-name="gr18" draw:text-style-name="P1" xml:id="id9" draw:id="id9" draw:layer="layout" svg:width="5.115cm" svg:height="1.705cm" svg:x="74.885cm" svg:y="27.337cm">
            <text:p text:style-name="P1"><text:span text:style-name="T1">Кінець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19" draw:text-style-name="P15" draw:layer="layout" draw:type="line" svg:x1="8.384cm" svg:y1="28.19cm" svg:x2="10.09cm" svg:y2="28.19cm" draw:start-shape="id1" draw:start-glue-point="7" draw:end-shape="id2" draw:end-glue-point="5" svg:d="M8384 28190h1706">
            <text:p/>
          </draw:connector>
          <draw:connector draw:style-name="gr20" draw:text-style-name="P15" draw:layer="layout" draw:type="line" svg:x1="18.615cm" svg:y1="28.19cm" svg:x2="20.366cm" svg:y2="28.175cm" draw:start-shape="id2" draw:start-glue-point="7" draw:end-shape="id3" draw:end-glue-point="5" svg:d="M18615 28190l1751-15">
            <text:p/>
          </draw:connector>
          <draw:connector draw:style-name="gr21" draw:text-style-name="P15" draw:layer="layout" draw:type="line" svg:x1="25.436cm" svg:y1="28.175cm" svg:x2="27.141cm" svg:y2="28.19cm" draw:start-shape="id3" draw:start-glue-point="7" draw:end-shape="id4" draw:end-glue-point="5" svg:d="M25436 28175l1705 15">
            <text:p/>
          </draw:connector>
          <draw:connector draw:style-name="gr22" draw:text-style-name="P15" draw:layer="layout" draw:type="line" svg:x1="35.667cm" svg:y1="28.19cm" svg:x2="37.417cm" svg:y2="28.174cm" draw:start-shape="id4" draw:start-glue-point="7" draw:end-shape="id5" svg:d="M35667 28190l1750-16">
            <text:p/>
          </draw:connector>
          <draw:connector draw:style-name="gr23" draw:text-style-name="P15" draw:layer="layout" draw:type="line" svg:x1="42.487cm" svg:y1="28.175cm" svg:x2="44.192cm" svg:y2="28.189cm" draw:start-shape="id5" draw:start-glue-point="7" draw:end-shape="id6" svg:d="M42487 28175l1705 14">
            <text:p/>
          </draw:connector>
          <draw:connector draw:style-name="gr24" draw:text-style-name="P15" draw:layer="layout" draw:type="line" svg:x1="52.718cm" svg:y1="28.19cm" svg:x2="54.423cm" svg:y2="28.19cm" draw:start-shape="id6" draw:start-glue-point="7" draw:end-shape="id7" draw:end-glue-point="5" svg:d="M52718 28190h1705">
            <text:p/>
          </draw:connector>
          <draw:connector draw:style-name="gr25" draw:text-style-name="P15" draw:layer="layout" draw:type="line" svg:x1="62.949cm" svg:y1="28.19cm" svg:x2="64.654cm" svg:y2="28.19cm" draw:start-shape="id7" draw:start-glue-point="7" draw:end-shape="id8" draw:end-glue-point="5" svg:d="M62949 28190h1705">
            <text:p/>
          </draw:connector>
          <draw:connector draw:style-name="gr26" draw:text-style-name="P15" draw:layer="layout" draw:type="line" svg:x1="73.179cm" svg:y1="28.19cm" svg:x2="74.885cm" svg:y2="28.19cm" draw:start-shape="id8" draw:start-glue-point="7" draw:end-shape="id9" draw:end-glue-point="5" svg:d="M73179 28190h1706">
            <text:p/>
          </draw:connector>
          <draw:custom-shape draw:style-name="gr27" draw:text-style-name="P16" xml:id="id2" draw:id="id2" draw:layer="layout" svg:width="8.525cm" svg:height="6.821cm" svg:x="10.09cm" svg:y="24.779cm">
            <text:p text:style-name="P16"><text:span text:style-name="T7">Повідомлення: </text:span><text:span text:style-name="T7"><text:line-break/></text:span><text:span text:style-name="T7">інформація </text:span></text:p>
            <text:p text:style-name="P16"><text:span text:style-name="T7">про проект</text:span></text:p>
  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28" draw:text-style-name="P16" xml:id="id4" draw:id="id4" draw:layer="layout" svg:width="8.526cm" svg:height="6.821cm" svg:x="27.141cm" svg:y="24.779cm">
            <text:p text:style-name="P16"><text:span text:style-name="T7">Повідомлення: </text:span><text:span text:style-name="T7"><text:line-break/></text:span><text:span text:style-name="T7">правила гри</text:span></text:p>
  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29" draw:text-style-name="P16" xml:id="id6" draw:id="id6" draw:layer="layout" svg:width="8.526cm" svg:height="6.821cm" svg:x="44.192cm" svg:y="24.779cm">
            <text:p text:style-name="P16"><text:span text:style-name="T7">Повідомлення:</text:span><text:span text:style-name="T7"><text:line-break/></text:span><text:span text:style-name="T7">результат</text:span><text:span text:style-name="T7"><text:line-break/></text:span><text:span text:style-name="T7">гравця</text:span></text:p>
  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30" draw:text-style-name="P16" xml:id="id7" draw:id="id7" draw:layer="layout" svg:width="8.526cm" svg:height="6.821cm" svg:x="54.423cm" svg:y="24.779cm">
            <text:p text:style-name="P16"><text:span text:style-name="T7">Повідомлення:</text:span></text:p>
            <text:p text:style-name="P16"><text:span text:style-name="T7">посилання на </text:span></text:p>
            <text:p text:style-name="P16"><text:span text:style-name="T7">довідкову </text:span><text:span text:style-name="T7"><text:line-break/></text:span><text:span text:style-name="T7">літературу</text:span></text:p>
  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31" draw:text-style-name="P16" xml:id="id8" draw:id="id8" draw:layer="layout" svg:width="8.525cm" svg:height="6.821cm" svg:x="64.654cm" svg:y="24.779cm">
            <text:p text:style-name="P16"><text:span text:style-name="T7">Повідомлення:</text:span><text:span text:style-name="T7"><text:line-break/></text:span><text:span text:style-name="T7">поділись грою</text:span></text:p>
            <text:p text:style-name="P16"><text:span text:style-name="T7"><text:s/></text:span><text:span text:style-name="T7">через соцмережі</text:span></text:p>
  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  </draw:custom-shape>
        </draw:g>
      </draw:page>
      <draw:page draw:name="Створення персонажа" draw:style-name="dp1" draw:master-page-name="Default">
        <draw:custom-shape draw:style-name="gr32" draw:text-style-name="P2" draw:layer="layout" svg:width="82.1cm" svg:height="57.75cm" svg:x="1cm" svg:y="1cm">
          <text:p text:style-name="P2"><text:span text:style-name="T2">Створення персонажа</text:span></text:p>
          <draw:enhanced-geometry svg:viewBox="0 0 21600 21600" draw:type="rectangle" draw:enhanced-path="M 0 0 L 21600 0 21600 21600 0 21600 0 0 Z N"/>
        </draw:custom-shape>
        <draw:g xml:id="id11" draw:id="id11">
          <draw:custom-shape draw:style-name="gr33" draw:text-style-name="P5" draw:layer="layout" svg:width="5.732cm" svg:height="5.732cm" svg:x="10.159cm" svg:y="27.287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brace-left" draw:style-name="gr34" draw:text-style-name="P17" draw:layer="layout" svg:width="1.911cm" svg:height="5.732cm" svg:x="16.369cm" svg:y="27.287cm">
            <text:p text:style-name="P17"><text:span text:style-name="T8">Пропозиція</text:span><text:span text:style-name="T9"> </text:span><text:span text:style-name="T8">створення</text:span><text:span text:style-name="T9"> </text:span><text:span text:style-name="T8">персонажа</text:span><text:span text:style-name="T9">:</text:span></text:p>
            <text:p text:style-name="P18"><text:span text:style-name="T9"><text:line-break/></text:span><text:span text:style-name="T9">1. </text:span><text:span text:style-name="T8">Підключити</text:span><text:span text:style-name="T9"> </text:span><text:span text:style-name="T8">сторінку у соцмережі;</text:span></text:p>
            <text:p text:style-name="P18"><text:span text:style-name="T9">2. </text:span><text:span text:style-name="T8">Створити</text:span><text:span text:style-name="T9"> </text:span><text:span text:style-name="T8">анонімного</text:span><text:span text:style-name="T9"> </text:span><text:span text:style-name="T8">персонажа;</text:span></text:p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custom-shape draw:name="Multi-Document_1" draw:style-name="gr35" draw:text-style-name="P19" xml:id="id16" draw:id="id16" draw:layer="layout" svg:width="7.642cm" svg:height="5.698cm" svg:x="30.865cm" svg:y="16.5cm">
          <text:p text:style-name="P19"><text:span text:style-name="T10">Підключення</text:span><text:span text:style-name="T10"><text:line-break/></text:span><text:span text:style-name="T10">профілю </text:span></text:p>
          <text:p text:style-name="P19"><text:span text:style-name="T10">соцмереж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6" draw:text-style-name="P8" xml:id="id15" draw:id="id15" draw:layer="layout" svg:width="5.733cm" svg:height="4.968cm" draw:transform="rotate (1.5707963267946) translate (75.419cm 36.764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7" draw:text-style-name="P8" xml:id="id10" draw:id="id10" draw:layer="layout" svg:width="4.889cm" svg:height="4.889cm" draw:transform="rotate (1.5707963267946) translate (1.861cm 32.639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g xml:id="id13" draw:id="id13">
          <draw:custom-shape draw:style-name="gr33" draw:text-style-name="P5" draw:layer="layout" svg:width="5.732cm" svg:height="5.73cm" svg:x="33.635cm" svg:y="38.457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brace-left" draw:style-name="gr38" draw:text-style-name="P18" draw:layer="layout" svg:width="1.911cm" svg:height="5.73cm" svg:x="39.845cm" svg:y="38.457cm">
            <text:p text:style-name="P18"><text:span text:style-name="T8">Вибір статі:</text:span></text:p>
            <text:p text:style-name="P18"><text:span text:style-name="T9"><text:line-break/></text:span><text:span text:style-name="T9">1. Чоловіча</text:span></text:p>
            <text:p text:style-name="P18"><text:span text:style-name="T8">2. Жіноча</text:span></text:p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connector draw:style-name="gr39" draw:layer="layout" draw:type="line" svg:x1="6.75cm" svg:y1="30.196cm" svg:x2="10.159cm" svg:y2="30.153cm" draw:start-shape="id10" draw:start-glue-point="6" draw:end-shape="id11" draw:end-glue-point="3" svg:d="M6750 30196l3409-43">
          <text:p/>
        </draw:connector>
        <draw:connector draw:style-name="gr40" draw:layer="layout" draw:type="line" svg:x1="31.489cm" svg:y1="41.322cm" svg:x2="33.635cm" svg:y2="41.322cm" draw:start-shape="id12" draw:start-glue-point="7" draw:end-shape="id13" draw:end-glue-point="3" svg:d="M31489 41322h2146">
          <text:p/>
        </draw:connector>
        <draw:connector draw:style-name="gr41" draw:layer="layout" draw:type="line" svg:x1="73.509cm" svg:y1="33.898cm" svg:x2="75.42cm" svg:y2="33.898cm" draw:start-shape="id14" draw:start-glue-point="7" draw:end-shape="id15" draw:end-glue-point="4" svg:d="M73509 33898h1911">
          <text:p/>
        </draw:connector>
        <draw:connector draw:style-name="gr42" draw:text-style-name="P21" draw:layer="layout" svg:x1="14.219cm" svg:y1="33.019cm" svg:x2="17.394cm" svg:y2="41.322cm" draw:start-shape="id11" draw:end-shape="id12" draw:end-glue-point="5" svg:d="M14219 33019v8303h3175">
          <text:p text:style-name="P20"><text:span text:style-name="T11">2</text:span></text:p>
        </draw:connector>
        <draw:connector draw:style-name="gr43" draw:text-style-name="P22" draw:layer="layout" svg:x1="14.219cm" svg:y1="27.287cm" svg:x2="30.865cm" svg:y2="19.349cm" draw:start-shape="id11" draw:start-glue-point="0" draw:end-shape="id16" draw:end-glue-point="5" svg:d="M14219 27287v-7938h16646">
          <text:p text:style-name="P20"><text:span text:style-name="T12">1</text:span></text:p>
        </draw:connector>
        <draw:connector draw:style-name="gr44" draw:text-style-name="P21" draw:layer="layout" draw:line-skew="1.871cm" svg:x1="37.695cm" svg:y1="44.187cm" svg:x2="58.224cm" svg:y2="33.898cm" draw:start-shape="id13" draw:start-glue-point="2" draw:end-shape="id17" draw:end-glue-point="4" svg:d="M37695 44187v2408h14705v-12697h5824">
          <text:p text:style-name="P20"><text:span text:style-name="T11">2</text:span></text:p>
        </draw:connector>
        <draw:connector draw:style-name="gr45" draw:text-style-name="P21" draw:layer="layout" svg:x1="37.695cm" svg:y1="38.457cm" svg:x2="58.224cm" svg:y2="33.898cm" draw:start-shape="id13" draw:start-glue-point="0" draw:end-shape="id17" draw:end-glue-point="4" svg:d="M37695 38457v-4559h20529">
          <text:p text:style-name="P20"><text:span text:style-name="T11">1</text:span></text:p>
        </draw:connector>
        <draw:connector draw:style-name="gr46" draw:layer="layout" svg:x1="38.507cm" svg:y1="19.349cm" svg:x2="58.224cm" svg:y2="33.898cm" draw:start-shape="id16" draw:start-glue-point="7" draw:end-shape="id17" draw:end-glue-point="4" svg:d="M38507 19349h9881v14549h9836">
          <text:p/>
        </draw:connector>
        <draw:custom-shape draw:style-name="gr47" draw:text-style-name="P16" xml:id="id12" draw:id="id12" draw:layer="layout" svg:width="14.095cm" svg:height="5.73cm" svg:x="17.394cm" svg:y="38.457cm">
          <text:p text:style-name="P16"><text:span text:style-name="T7">Інструмент, який дозволить </text:span><text:span text:style-name="T7"><text:line-break/></text:span><text:span text:style-name="T7">користувачу вказати ім’я для </text:span><text:span text:style-name="T7"><text:line-break/></text:span><text:span text:style-name="T7">персонажа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8" draw:text-style-name="P5" xml:id="id17" draw:id="id17" draw:layer="layout" svg:width="3.82cm" svg:height="3.821cm" draw:transform="rotate (1.5707963267946) translate (58.224cm 35.807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49" draw:layer="layout" draw:type="line" svg:x1="62.044cm" svg:y1="33.898cm" svg:x2="63.956cm" svg:y2="33.898cm" draw:start-shape="id17" draw:start-glue-point="6" draw:end-shape="id14" draw:end-glue-point="5" svg:d="M62044 33898h1912">
          <text:p/>
        </draw:connector>
        <draw:custom-shape draw:style-name="gr50" draw:text-style-name="P16" xml:id="id14" draw:id="id14" draw:layer="layout" svg:width="9.553cm" svg:height="7.642cm" svg:x="63.956cm" svg:y="30.077cm">
          <text:p text:style-name="P16"><text:span text:style-name="T7">Інформаційна </text:span><text:span text:style-name="T7"><text:line-break/></text:span><text:span text:style-name="T7">довідка з </text:span><text:span text:style-name="T7"><text:line-break/></text:span><text:span text:style-name="T7">підсумковими </text:span><text:span text:style-name="T7"><text:line-break/></text:span><text:span text:style-name="T7">даними про </text:span><text:span text:style-name="T7"><text:line-break/></text:span><text:span text:style-name="T7">персонажа 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</draw:page>
      <draw:page draw:name="Гра" draw:style-name="dp1" draw:master-page-name="Default">
        <draw:g>
          <draw:g xml:id="id24" draw:id="id24">
            <draw:custom-shape draw:style-name="gr51" draw:text-style-name="P5" draw:layer="layout" svg:width="5.714cm" svg:height="5.714cm" svg:x="29.366cm" svg:y="17.869cm">
              <text:p/>
  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  </draw:custom-shape>
            <draw:custom-shape draw:name="brace-left" draw:style-name="gr52" draw:text-style-name="P18" draw:layer="layout" svg:width="1.379cm" svg:height="4.141cm" svg:x="35.654cm" svg:y="18.573cm">
              <text:p text:style-name="P18"><text:span text:style-name="T8">Перевірка доступних </text:span></text:p>
              <text:p text:style-name="P18"><text:span text:style-name="T8">для гравця завдань</text:span></text:p>
  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custom-shape draw:name="Multi-Document_1" draw:style-name="gr53" draw:text-style-name="P23" xml:id="id22" draw:id="id22" draw:layer="layout" svg:width="7.617cm" svg:height="5.678cm" svg:x="64.126cm" svg:y="26.441cm">
            <text:p text:style-name="P23"><text:span text:style-name="T13">Виконання</text:span><text:span text:style-name="T13"><text:line-break/></text:span><text:span text:style-name="T13">сценарію</text:span><text:span text:style-name="T13"><text:line-break/></text:span><text:span text:style-name="T13">обраного </text:span></text:p>
            <text:p text:style-name="P23"><text:span text:style-name="T13">завдання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4" draw:text-style-name="P8" xml:id="id18" draw:id="id18" draw:layer="layout" svg:width="5.715cm" svg:height="5.713cm" draw:transform="rotate (1.5707963267946) translate (2.7cm 47.392cm)">
            <text:p/>
  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  </draw:custom-shape>
          <draw:custom-shape draw:style-name="gr55" draw:text-style-name="P24" xml:id="id21" draw:id="id21" draw:layer="layout" svg:width="9.737cm" svg:height="8.177cm" svg:x="52.008cm" svg:y="25.167cm">
            <text:p text:style-name="P24"><text:span text:style-name="T14">Гравець обирає </text:span></text:p>
            <text:p text:style-name="P24"><text:span text:style-name="T14">завдання для </text:span></text:p>
            <text:p text:style-name="P24"><text:span text:style-name="T14">вирішення</text:span></text:p>
  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56" draw:text-style-name="P25" xml:id="id20" draw:id="id20" draw:layer="layout" svg:width="14.514cm" svg:height="8.177cm" svg:x="35.654cm" svg:y="25.167cm">
            <text:p text:style-name="P25"><text:span text:style-name="T14">Гравець отримує перелік </text:span></text:p>
            <text:p text:style-name="P25"><text:span text:style-name="T14">завдань на вибір, </text:span></text:p>
            <text:p text:style-name="P25"><text:span text:style-name="T14">які необхідно вирішити</text:span></text:p>
  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  </draw:custom-shape>
          <draw:custom-shape draw:style-name="gr57" draw:text-style-name="P16" xml:id="id19" draw:id="id19" draw:layer="layout" svg:width="9.524cm" svg:height="7.619cm" svg:x="19.842cm" svg:y="40.724cm">
            <text:p text:style-name="P16"><text:span text:style-name="T7">Формування списку </text:span><text:span text:style-name="T7"><text:line-break/></text:span><text:span text:style-name="T7">завдань для гравця,</text:span><text:span text:style-name="T7"><text:line-break/></text:span><text:span text:style-name="T7">на основі його</text:span><text:span text:style-name="T7"><text:line-break/></text:span><text:span text:style-name="T7">поточного статусу</text:span></text:p>
  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  </draw:custom-shape>
          <draw:custom-shape draw:style-name="gr58" draw:text-style-name="P16" xml:id="id23" draw:id="id23" draw:layer="layout" svg:width="9.523cm" svg:height="7.619cm" svg:x="48.412cm" svg:y="40.724cm">
            <text:p text:style-name="P16"><text:span text:style-name="T7">Оновлення</text:span><text:span text:style-name="T7"><text:line-break/></text:span><text:span text:style-name="T7">поточного статусу</text:span><text:span text:style-name="T7"><text:line-break/></text:span><text:span text:style-name="T7">гравця</text:span></text:p>
  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  </draw:custom-shape>
          <draw:custom-shape draw:style-name="gr59" draw:text-style-name="P24" xml:id="id25" draw:id="id25" draw:layer="layout" svg:width="9.525cm" svg:height="5.713cm" svg:x="58.887cm" svg:y="10.25cm">
            <text:p text:style-name="P24"><text:span text:style-name="T14">Підрахунок </text:span><text:span text:style-name="T14"><text:line-break/></text:span><text:span text:style-name="T14">балів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custom-shape draw:style-name="gr60" draw:text-style-name="P8" xml:id="id26" draw:id="id26" draw:layer="layout" svg:width="5.713cm" svg:height="5.713cm" draw:transform="rotate (1.5707963267946) translate (75.078cm 15.963cm)">
            <text:p/>
  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  </draw:custom-shape>
          <draw:connector draw:style-name="gr61" draw:layer="layout" draw:type="line" svg:x1="8.413cm" svg:y1="44.537cm" svg:x2="19.842cm" svg:y2="44.534cm" draw:start-shape="id18" draw:start-glue-point="6" draw:end-shape="id19" draw:end-glue-point="5" svg:d="M8413 44537l11429-3">
            <text:p/>
          </draw:connector>
          <draw:custom-shape draw:style-name="gr62" draw:text-style-name="P26" draw:layer="layout" svg:width="5.713cm" svg:height="5.715cm" svg:x="10.795cm" svg:y="41.677cm">
            <text:p text:style-name="P26"><text:span text:style-name="T15">Початковий</text:span><text:span text:style-name="T15"><text:line-break/></text:span><text:span text:style-name="T15">статус</text:span><text:span text:style-name="T15"><text:line-break/></text:span><text:span text:style-name="T15">гравця</text:span></text:p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connector draw:style-name="gr63" draw:layer="layout" draw:type="line" svg:x1="50.168cm" svg:y1="29.256cm" svg:x2="52.981cm" svg:y2="29.256cm" draw:start-shape="id20" draw:start-glue-point="7" draw:end-shape="id21" draw:end-glue-point="5" svg:d="M50168 29256h2813">
            <text:p/>
          </draw:connector>
          <draw:connector draw:style-name="gr64" draw:layer="layout" draw:type="line" svg:x1="60.772cm" svg:y1="29.256cm" svg:x2="64.126cm" svg:y2="29.28cm" draw:start-shape="id21" draw:start-glue-point="7" draw:end-shape="id22" draw:end-glue-point="5" svg:d="M60772 29256l3354 24">
            <text:p/>
          </draw:connector>
          <draw:connector draw:style-name="gr65" draw:layer="layout" svg:x1="71.743cm" svg:y1="29.28cm" svg:x2="57.935cm" svg:y2="44.534cm" draw:start-shape="id22" draw:start-glue-point="7" draw:end-shape="id23" draw:end-glue-point="7" svg:d="M71743 29280h546v15254h-14354">
            <text:p/>
          </draw:connector>
          <draw:connector draw:style-name="gr66" draw:layer="layout" draw:type="line" svg:x1="48.412cm" svg:y1="44.534cm" svg:x2="29.366cm" svg:y2="44.534cm" draw:start-shape="id23" draw:start-glue-point="5" draw:end-shape="id19" draw:end-glue-point="7" svg:d="M48412 44534h-19046">
            <text:p/>
          </draw:connector>
          <draw:custom-shape draw:style-name="gr67" draw:text-style-name="P26" draw:layer="layout" svg:width="5.715cm" svg:height="5.715cm" svg:x="36.507cm" svg:y="41.677cm">
            <text:p text:style-name="P26"><text:span text:style-name="T15">Поточний</text:span><text:span text:style-name="T15"><text:line-break/></text:span><text:span text:style-name="T15">статус</text:span><text:span text:style-name="T15"><text:line-break/></text:span><text:span text:style-name="T15">гравця</text:span></text:p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connector draw:style-name="gr68" draw:layer="layout" svg:x1="24.604cm" svg:y1="40.724cm" svg:x2="29.366cm" svg:y2="20.726cm" draw:start-shape="id19" draw:start-glue-point="4" draw:end-shape="id24" draw:end-glue-point="3" svg:d="M24604 40724v-19998h4762">
            <text:p/>
          </draw:connector>
          <draw:connector draw:style-name="gr69" draw:text-style-name="P28" draw:layer="layout" svg:x1="33.199cm" svg:y1="23.583cm" svg:x2="35.654cm" svg:y2="29.256cm" draw:start-shape="id24" draw:start-glue-point="2" draw:end-shape="id20" draw:end-glue-point="5" svg:d="M33199 23583v5673h2455">
            <text:p text:style-name="P27"><text:span text:style-name="T16">Є доступні завдання</text:span></text:p>
          </draw:connector>
          <draw:connector draw:style-name="gr70" draw:text-style-name="P29" draw:layer="layout" svg:x1="33.199cm" svg:y1="17.869cm" svg:x2="58.887cm" svg:y2="13.106cm" draw:start-shape="id24" draw:start-glue-point="0" draw:end-shape="id25" draw:end-glue-point="3" svg:d="M33199 17869v-4763h25688">
            <text:p text:style-name="P27"><text:span text:style-name="T8">Немає доступних завдань</text:span></text:p>
          </draw:connector>
          <draw:connector draw:style-name="gr71" draw:layer="layout" svg:x1="68.412cm" svg:y1="13.106cm" svg:x2="75.078cm" svg:y2="13.109cm" draw:start-shape="id25" draw:start-glue-point="1" draw:end-shape="id26" draw:end-glue-point="4" svg:d="M68412 13106h3333v3h3333">
            <text:p/>
          </draw:connector>
          <draw:custom-shape draw:style-name="gr62" draw:text-style-name="P26" draw:layer="layout" svg:width="5.713cm" svg:height="5.715cm" svg:x="69.477cm" svg:y="35.797cm">
            <text:p text:style-name="P26"><text:span text:style-name="T15">Результат</text:span><text:span text:style-name="T15"><text:line-break/></text:span><text:span text:style-name="T15">проходження</text:span><text:span text:style-name="T15"><text:line-break/></text:span><text:span text:style-name="T15">завдання</text:span></text:p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</draw:g>
        <draw:custom-shape draw:style-name="gr2" draw:text-style-name="P2" draw:layer="layout" svg:width="82.1cm" svg:height="57.4cm" svg:x="1cm" svg:y="1cm">
          <text:p text:style-name="P2"><text:span text:style-name="T2">Процес гри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Сценарій 1 ч.1" draw:style-name="dp1" draw:master-page-name="Default">
        <draw:custom-shape draw:style-name="gr72" draw:text-style-name="P8" xml:id="id27" draw:id="id27" draw:layer="layout" svg:width="3cm" svg:height="3cm" draw:transform="rotate (1.5707963267946) translate (2cm 10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31" draw:layer="layout" svg:width="82.1cm" svg:height="57.4cm" svg:x="1cm" svg:y="1cm">
          <text:p text:style-name="P30"><text:span text:style-name="T2">Сценарій 1 ч.1</text:span></text:p>
          <text:p text:style-name="P30"><text:span text:style-name="T17"/></text:p>
          <text:p text:style-name="P30"><text:span text:style-name="T18">Ви любите кататись на велосипеді і радо би їздили ним до</text:span><text:span text:style-name="T18"><text:line-break/></text:span><text:span text:style-name="T18">школи, але є проблема з його безпечним зберігання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8" draw:id="id28">
          <draw:custom-shape draw:style-name="gr73" draw:text-style-name="P5" draw:layer="layout" svg:width="3cm" svg:height="3cm" svg:x="6cm" svg:y="7cm">
            <text:p/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brace-left" draw:style-name="gr74" draw:text-style-name="P32" draw:layer="layout" svg:width="1cm" svg:height="4cm" svg:x="9.25cm" svg:y="6.5cm">
            <text:p text:style-name="P32"><text:span text:style-name="T19">1. </text:span><text:span text:style-name="T20">Розвести</text:span><text:span text:style-name="T19"> </text:span><text:span text:style-name="T20">руками</text:span><text:span text:style-name="T19"> і </text:span><text:span text:style-name="T20">їздити</text:span><text:span text:style-name="T19"> </text:span><text:span text:style-name="T20">громадським</text:span><text:span text:style-name="T19"> </text:span><text:span text:style-name="T20">транспортом.</text:span></text:p>
            <text:p text:style-name="P32"><text:span text:style-name="T20">2. Ви дізнались від старшокласників, що за дрібну пожертву можна домовитись </text:span><text:span text:style-name="T20"><text:line-break/></text:span><text:span text:style-name="T20"> <text:s text:c="3"/>з охоронцем, аби він приглядав за велосипедом.</text:span></text:p>
            <text:p text:style-name="P32"><text:span text:style-name="T20">3. Спробувати домогтись облаштування велостоянки на території школи.</text:span></text:p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connector draw:style-name="gr75" draw:layer="layout" draw:type="line" svg:x1="5cm" svg:y1="8.5cm" svg:x2="6cm" svg:y2="8.5cm" draw:start-shape="id27" draw:start-glue-point="6" draw:end-shape="id28" svg:d="M5000 8500h1000">
          <text:p/>
        </draw:connector>
        <draw:connector draw:style-name="gr76" draw:layer="layout" draw:type="line" svg:x1="8.125cm" svg:y1="6.5cm" svg:x2="8.125cm" svg:y2="6.5cm" draw:start-shape="id28" draw:end-shape="id28" svg:d="M8125 6500z">
          <text:p/>
        </draw:connector>
        <draw:custom-shape draw:style-name="gr77" draw:text-style-name="P33" xml:id="id31" draw:id="id31" draw:layer="layout" svg:width="8.25cm" svg:height="6cm" svg:x="9cm" svg:y="11cm">
          <text:p text:style-name="P33"><text:span text:style-name="T21">Нічого не помінялось. </text:span><text:span text:style-name="T21"><text:line-break/></text:span><text:span text:style-name="T21">Щоранку в маршрутці </text:span><text:span text:style-name="T21"><text:line-break/></text:span><text:span text:style-name="T21">Вам доводиться </text:span><text:span text:style-name="T21"><text:line-break/></text:span><text:span text:style-name="T21">вести нерівну </text:span><text:span text:style-name="T21"><text:line-break/></text:span><text:span text:style-name="T21">боротьбу з тими </text:span><text:span text:style-name="T21"><text:line-break/></text:span><text:span text:style-name="T21">кому дує.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8" draw:text-style-name="P33" xml:id="id32" draw:id="id32" draw:layer="layout" svg:width="8.25cm" svg:height="7cm" svg:x="9cm" svg:y="19cm">
          <text:p text:style-name="P33"><text:span text:style-name="T21">Все було добре, </text:span><text:span text:style-name="T21"><text:line-break/></text:span><text:span text:style-name="T21">але через </text:span><text:span text:style-name="T21"><text:line-break/></text:span><text:span text:style-name="T21">кілька місяців Вам </text:span><text:span text:style-name="T21"><text:line-break/></text:span><text:span text:style-name="T21">вкрали велосипед, </text:span><text:span text:style-name="T21"><text:line-break/></text:span><text:span text:style-name="T21">а охоронець </text:span><text:span text:style-name="T21"><text:line-break/></text:span><text:span text:style-name="T21">співчутливо розвів </text:span><text:span text:style-name="T21"><text:line-break/></text:span><text:span text:style-name="T21">руками.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9" draw:text-style-name="P33" xml:id="id29" draw:id="id29" draw:layer="layout" svg:width="8.25cm" svg:height="8cm" svg:x="9cm" svg:y="28cm">
          <text:p text:style-name="P33"><text:span text:style-name="T21">Ви починаєте </text:span><text:span text:style-name="T21"><text:line-break/></text:span><text:span text:style-name="T21">цікавитись </text:span><text:span text:style-name="T21"><text:line-break/></text:span><text:span text:style-name="T21">як можна вплинути </text:span><text:span text:style-name="T21"><text:line-break/></text:span><text:span text:style-name="T21">на керівництво школи, </text:span><text:span text:style-name="T21"><text:line-break/></text:span><text:span text:style-name="T21">щоб на території </text:span><text:span text:style-name="T21"><text:line-break/></text:span><text:span text:style-name="T21">облаштувати <text:s/>стоянку </text:span><text:span text:style-name="T21"><text:line-break/></text:span><text:span text:style-name="T21">для велосипедів.</text:span></text:p>
          <text:p text:style-name="P33"><text:span text:style-name="T21">Гравцю пропонують </text:span><text:span text:style-name="T21"><text:line-break/></text:span><text:span text:style-name="T21">наступні варіанти </text:span><text:span text:style-name="T21"><text:line-break/></text:span><text:span text:style-name="T21">дій: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0" draw:text-style-name="P5" xml:id="id30" draw:id="id30" draw:layer="layout" svg:width="3cm" svg:height="3cm" draw:transform="rotate (-1.57079632679579) translate (21cm 30.5cm)">
          <text:p/>
          <draw:enhanced-geometry svg:viewBox="0 0 787 799" draw:mirror-horizontal="false" draw:mirror-vertical="false" draw:type="non-primitive" draw:enhanced-path="M 439 12 L 535 102 391 246 252 108 349 12 0 0 12 348 108 258 282 433 282 799 511 799 511 427 685 252 781 348 787 0 439 12 Z N"/>
        </draw:custom-shape>
        <draw:connector draw:style-name="gr81" draw:layer="layout" svg:x1="17.25cm" svg:y1="32cm" svg:x2="18cm" svg:y2="32cm" draw:start-shape="id29" draw:start-glue-point="7" draw:end-shape="id30" draw:end-glue-point="2" svg:d="M17250 32000h750">
          <text:p/>
        </draw:connector>
        <draw:connector draw:style-name="gr82" draw:text-style-name="P35" draw:layer="layout" svg:x1="8.125cm" svg:y1="10.5cm" svg:x2="9cm" svg:y2="14cm" draw:start-shape="id28" draw:start-glue-point="2" draw:end-shape="id31" draw:end-glue-point="5" svg:d="M8125 10500v3500h875">
          <text:p text:style-name="P34">1</text:p>
        </draw:connector>
        <draw:connector draw:style-name="gr83" draw:text-style-name="P35" draw:layer="layout" svg:x1="8.125cm" svg:y1="10.5cm" svg:x2="9cm" svg:y2="22.5cm" draw:start-shape="id28" draw:start-glue-point="2" draw:end-shape="id32" draw:end-glue-point="5" svg:d="M8125 10500v12000h875">
          <text:p text:style-name="P34">2</text:p>
        </draw:connector>
        <draw:connector draw:style-name="gr84" draw:text-style-name="P35" draw:layer="layout" svg:x1="8.125cm" svg:y1="10.5cm" svg:x2="9cm" svg:y2="32cm" draw:start-shape="id28" draw:end-shape="id29" draw:end-glue-point="5" svg:d="M8125 10500v21500h875">
          <text:p text:style-name="P34">3</text:p>
        </draw:connector>
        <draw:custom-shape draw:style-name="gr85" draw:text-style-name="P33" xml:id="id33" draw:id="id33" draw:layer="layout" svg:width="5cm" svg:height="6cm" svg:x="23cm" svg:y="16cm">
          <text:p text:style-name="P33"><text:span text:style-name="T21">Довідка про </text:span><text:span text:style-name="T21"><text:line-break/></text:span><text:span text:style-name="T21">механізм </text:span><text:span text:style-name="T21"><text:line-break/></text:span><text:span text:style-name="T21">звернення </text:span><text:span text:style-name="T21"><text:line-break/></text:span><text:span text:style-name="T21">учнів до </text:span><text:span text:style-name="T21"><text:line-break/></text:span><text:span text:style-name="T21">керівництва </text:span><text:span text:style-name="T21"><text:line-break/></text:span><text:span text:style-name="T21">школи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86" draw:layer="layout" svg:x1="21cm" svg:y1="32cm" svg:x2="23cm" svg:y2="19cm" draw:start-shape="id30" draw:start-glue-point="0" draw:end-shape="id33" draw:end-glue-point="5" svg:d="M21000 32000h1000v-13000h1000">
          <text:p/>
        </draw:connector>
        <draw:custom-shape draw:style-name="gr87" draw:text-style-name="P33" xml:id="id34" draw:id="id34" draw:layer="layout" svg:width="5cm" svg:height="6cm" svg:x="23cm" svg:y="24.9cm">
          <text:p text:style-name="P33"><text:span text:style-name="T21">Довідка про </text:span><text:span text:style-name="T21"><text:line-break/></text:span><text:span text:style-name="T21">важливість</text:span><text:span text:style-name="T21"><text:line-break/></text:span><text:span text:style-name="T21">інформ. </text:span><text:span text:style-name="T21"><text:line-break/></text:span><text:span text:style-name="T21">кампанії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8" draw:text-style-name="P33" xml:id="id35" draw:id="id35" draw:layer="layout" svg:width="5cm" svg:height="6cm" svg:x="23cm" svg:y="33.9cm">
          <text:p text:style-name="P33"><text:span text:style-name="T21">Довідка про </text:span><text:span text:style-name="T21"><text:line-break/></text:span><text:span text:style-name="T21">механізм </text:span><text:span text:style-name="T21"><text:line-break/></text:span><text:span text:style-name="T21">звернення </text:span><text:span text:style-name="T21"><text:line-break/></text:span><text:span text:style-name="T21">до місцевого </text:span><text:span text:style-name="T21"><text:line-break/></text:span><text:span text:style-name="T21">депутата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9" draw:text-style-name="P33" xml:id="id36" draw:id="id36" draw:layer="layout" svg:width="5cm" svg:height="6cm" svg:x="23cm" svg:y="49cm">
          <text:p text:style-name="P33"><text:span text:style-name="T21">Довідка про </text:span><text:span text:style-name="T21"><text:line-break/></text:span><text:span text:style-name="T21">інструмент</text:span><text:span text:style-name="T21"><text:line-break/></text:span><text:span text:style-name="T21">громадської </text:span><text:span text:style-name="T21"><text:line-break/></text:span><text:span text:style-name="T21">участі: </text:span><text:span text:style-name="T21"><text:line-break/></text:span><text:span text:style-name="T22">ПЕТИЦІЯ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90" draw:layer="layout" svg:x1="21cm" svg:y1="32cm" svg:x2="23cm" svg:y2="27.9cm" draw:start-shape="id30" draw:start-glue-point="0" draw:end-shape="id34" draw:end-glue-point="5" svg:d="M21000 32000h1000v-4100h1000">
          <text:p/>
        </draw:connector>
        <draw:connector draw:style-name="gr91" draw:layer="layout" svg:x1="21cm" svg:y1="32cm" svg:x2="23cm" svg:y2="36.9cm" draw:start-shape="id30" draw:start-glue-point="0" draw:end-shape="id35" draw:end-glue-point="5" svg:d="M21000 32000h1000v4900h1000">
          <text:p/>
        </draw:connector>
        <draw:connector draw:style-name="gr92" draw:layer="layout" svg:x1="21cm" svg:y1="32cm" svg:x2="23cm" svg:y2="52cm" draw:start-shape="id30" draw:start-glue-point="0" draw:end-shape="id36" draw:end-glue-point="5" svg:d="M21000 32000h1000v20000h1000">
          <text:p/>
        </draw:connector>
        <draw:g xml:id="id37" draw:id="id37">
          <draw:custom-shape draw:style-name="gr73" draw:text-style-name="P5" draw:layer="layout" svg:width="3cm" svg:height="3cm" svg:x="29cm" svg:y="17.5cm">
            <text:p/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brace-left" draw:style-name="gr93" draw:text-style-name="P36" draw:layer="layout" svg:width="1cm" svg:height="4cm" svg:x="32.25cm" svg:y="17cm">
            <text:p text:style-name="P36"><text:span text:style-name="T23">1.</text:span><text:span text:style-name="T24"> </text:span><text:span text:style-name="T23">Ви вирішуєте не звертатись до директора</text:span></text:p>
            <text:p text:style-name="P36"><text:span text:style-name="T25"/></text:p>
            <text:p text:style-name="P36"><text:span text:style-name="T23">2. Спільно з учнями-однодумцями Ви йдете до</text:span><text:span text:style-name="T23"><text:line-break/></text:span><text:span text:style-name="T23"> <text:s text:c="3"/>директора з проханням облаштувати</text:span><text:span text:style-name="T23"><text:line-break/></text:span><text:span text:style-name="T23"> <text:s text:c="3"/>велостоянку.</text:span></text:p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 xml:id="id38" draw:id="id38">
          <draw:custom-shape draw:style-name="gr94" draw:text-style-name="P5" draw:layer="layout" svg:width="3cm" svg:height="3cm" svg:x="29cm" svg:y="26.4cm">
            <text:p/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brace-left" draw:style-name="gr95" draw:text-style-name="P36" draw:layer="layout" svg:width="1cm" svg:height="4cm" svg:x="32.25cm" svg:y="25.9cm">
            <text:p text:style-name="P36"><text:span text:style-name="T23">1. Кому ж крім Вас цікаве питання велостоянки, </text:span></text:p>
            <text:p text:style-name="P36"><text:span text:style-name="T23"><text:s text:c="4"/></text:span><text:span text:style-name="T23">та й у вас лише 300 друзів в соцмережі, </text:span><text:span text:style-name="T23"><text:line-break/></text:span><text:span text:style-name="T23"> <text:s text:c="3"/>краще запостити котиків, так хоч лайки</text:span></text:p>
            <text:p text:style-name="P36"><text:span text:style-name="T23"><text:s text:c="4"/></text:span><text:span text:style-name="T23">гарантовані.</text:span></text:p>
            <text:p text:style-name="P36"><text:span text:style-name="T24"/></text:p>
            <text:p text:style-name="P37"><text:span text:style-name="T26">2. Велостоянка — це важливо, напишу про </text:span></text:p>
            <text:p text:style-name="P37"><text:span text:style-name="T26"><text:s text:c="4"/></text:span><text:span text:style-name="T26">ідею на сторінці школи і зроблю шорт в tik tok.</text:span></text:p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 xml:id="id39" draw:id="id39">
          <draw:custom-shape draw:style-name="gr73" draw:text-style-name="P5" draw:layer="layout" svg:width="3cm" svg:height="3cm" svg:x="29cm" svg:y="35.4cm">
            <text:p/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brace-left" draw:style-name="gr96" draw:text-style-name="P36" draw:layer="layout" svg:width="1cm" svg:height="4cm" svg:x="32.25cm" svg:y="34.9cm">
            <text:p text:style-name="P36"><text:span text:style-name="T23">1. Ви не знаєте, хто Ваш депутат, і взагалі Вам </text:span></text:p>
            <text:p text:style-name="P36"><text:span text:style-name="T23"><text:s text:c="4"/></text:span><text:span text:style-name="T23">ще нема 18-ти.</text:span></text:p>
            <text:p text:style-name="P36"><text:span text:style-name="T24"/></text:p>
            <text:p text:style-name="P37"><text:span text:style-name="T26">2. Ви йдете переконувати завуча піти на </text:span><text:span text:style-name="T26"><text:line-break/></text:span><text:span text:style-name="T26"> <text:s text:c="3"/>прийом до депутата разом з Вами. </text:span><text:span text:style-name="T26"><text:line-break/></text:span><text:span text:style-name="T26"> <text:s text:c="3"/>Якщо завуч відмовить — піду <text:s/>з бабусею,</text:span><text:span text:style-name="T26"><text:line-break/></text:span><text:span text:style-name="T26"> <text:s text:c="3"/>вона безвідмовна :).</text:span></text:p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 xml:id="id43" draw:id="id43">
          <draw:custom-shape draw:style-name="gr73" draw:text-style-name="P5" draw:layer="layout" svg:width="3cm" svg:height="3cm" svg:x="29cm" svg:y="50.5cm">
            <text:p/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brace-left" draw:style-name="gr97" draw:text-style-name="P36" draw:layer="layout" svg:width="1cm" svg:height="4cm" svg:x="32.25cm" svg:y="50cm">
            <text:p text:style-name="P36"><text:span text:style-name="T26">1. Ви беретесь готувати петицію про </text:span><text:span text:style-name="T26"><text:line-break/></text:span><text:span text:style-name="T26"> <text:s text:c="3"/>облаштування велостоянок біля шкіл.</text:span></text:p>
            <text:p text:style-name="P36"><text:span text:style-name="T25"/></text:p>
            <text:p text:style-name="P36"><text:span text:style-name="T23">2. Ви не знаєте як готувати петиції, і взагалі, </text:span><text:span text:style-name="T23"><text:line-break/></text:span><text:span text:style-name="T23"> <text:s text:c="3"/>Вам лише шіснадцять.</text:span></text:p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connector draw:style-name="gr98" draw:layer="layout" draw:type="line" svg:x1="28cm" svg:y1="19cm" svg:x2="29cm" svg:y2="19cm" draw:start-shape="id33" draw:start-glue-point="7" draw:end-shape="id37" draw:end-glue-point="3" svg:d="M28000 19000h1000">
          <text:p/>
        </draw:connector>
        <draw:connector draw:style-name="gr99" draw:layer="layout" draw:type="line" svg:x1="28cm" svg:y1="27.9cm" svg:x2="29cm" svg:y2="27.9cm" draw:start-shape="id34" draw:start-glue-point="7" draw:end-shape="id38" draw:end-glue-point="3" svg:d="M28000 27900h1000">
          <text:p/>
        </draw:connector>
        <draw:connector draw:style-name="gr100" draw:layer="layout" draw:type="line" svg:x1="28cm" svg:y1="36.9cm" svg:x2="29cm" svg:y2="36.9cm" draw:start-shape="id35" draw:start-glue-point="7" draw:end-shape="id39" draw:end-glue-point="3" svg:d="M28000 36900h1000">
          <text:p/>
        </draw:connector>
        <draw:custom-shape draw:style-name="gr101" draw:text-style-name="P38" xml:id="id40" draw:id="id40" draw:layer="layout" svg:width="9cm" svg:height="8cm" svg:x="57cm" svg:y="18cm">
          <text:p text:style-name="P38"><text:span text:style-name="T27">Керівництво школи також </text:span><text:span text:style-name="T27"><text:line-break/></text:span><text:span text:style-name="T27">вважає, що школі потрібна </text:span><text:span text:style-name="T27"><text:line-break/></text:span><text:span text:style-name="T27">велостоянка, однак у них </text:span><text:span text:style-name="T27"><text:line-break/></text:span><text:span text:style-name="T27">на це не передбачено </text:span><text:span text:style-name="T27"><text:line-break/></text:span><text:span text:style-name="T27">коштів у бюджеті.</text:span><text:span text:style-name="T27"><text:line-break/></text:span><text:span text:style-name="T27">Але директор обіцяє </text:span><text:span text:style-name="T27"><text:line-break/></text:span><text:span text:style-name="T27">підтримати це питання</text:span><text:span text:style-name="T27"><text:line-break/></text:span><text:span text:style-name="T27">на нараді в управлінні </text:span><text:span text:style-name="T27"><text:line-break/></text:span><text:span text:style-name="T27">освіти.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2" draw:text-style-name="P38" xml:id="id41" draw:id="id41" draw:layer="layout" svg:width="9cm" svg:height="8cm" svg:x="57.05cm" svg:y="27cm">
          <text:p text:style-name="P38"><text:span text:style-name="T27">Ого, ваш пост став </text:span><text:span text:style-name="T27"><text:line-break/></text:span><text:span text:style-name="T27">популярним! Виявляється </text:span><text:span text:style-name="T27"><text:line-break/></text:span><text:span text:style-name="T27">проблема з паркуванням </text:span><text:span text:style-name="T27"><text:line-break/></text:span><text:span text:style-name="T27">велосипедів цікавить не </text:span><text:span text:style-name="T27"><text:line-break/></text:span><text:span text:style-name="T27">лише Вас! Ваш пост </text:span><text:span text:style-name="T27"><text:line-break/></text:span><text:span text:style-name="T27">розмістила <text:s/>у себе на </text:span><text:span text:style-name="T27"><text:line-break/></text:span><text:span text:style-name="T27">сторінці асоціація </text:span><text:span text:style-name="T27"><text:line-break/></text:span><text:span text:style-name="T27">велосипедистів, а </text:span><text:span text:style-name="T27"><text:line-break/></text:span><text:span text:style-name="T27">місцевий </text:span><text:span text:style-name="T27"><text:line-break/></text:span><text:span text:style-name="T27">канал просить у Вас</text:span><text:span text:style-name="T27"><text:line-break/></text:span><text:span text:style-name="T27">про коментар.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3" draw:text-style-name="P38" xml:id="id42" draw:id="id42" draw:layer="layout" svg:width="9cm" svg:height="8cm" svg:x="57.1cm" svg:y="36cm">
          <text:p text:style-name="P38"><text:span text:style-name="T27">Ви були у депутата, </text:span><text:span text:style-name="T27"><text:line-break/></text:span><text:span text:style-name="T27">на жаль, не в його </text:span><text:span text:style-name="T27"><text:line-break/></text:span><text:span text:style-name="T27">повноваженнях </text:span><text:span text:style-name="T27"><text:line-break/></text:span><text:span text:style-name="T27">облаштовувати </text:span><text:span text:style-name="T27"><text:line-break/></text:span><text:span text:style-name="T27">велостоянки. </text:span><text:span text:style-name="T27"><text:line-break/></text:span><text:span text:style-name="T27">Але він пообіцяв зробити </text:span><text:span text:style-name="T27"><text:line-break/></text:span><text:span text:style-name="T27">депутатське звернення до </text:span><text:span text:style-name="T27"><text:line-break/></text:span><text:span text:style-name="T27">міського голови щодо </text:span><text:span text:style-name="T27"><text:line-break/></text:span><text:span text:style-name="T27">створення робочої групи</text:span><text:span text:style-name="T27"><text:line-break/></text:span><text:span text:style-name="T27">для покращення</text:span><text:span text:style-name="T27"><text:line-break/></text:span><text:span text:style-name="T27">велоінфраструктури у </text:span><text:span text:style-name="T27"><text:line-break/></text:span><text:span text:style-name="T27">школах.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4" draw:text-style-name="P38" xml:id="id44" draw:id="id44" draw:layer="layout" svg:width="9cm" svg:height="8cm" svg:x="57.05cm" svg:y="45cm">
          <text:p text:style-name="P38"><text:span text:style-name="T27">Ви зареєстрували </text:span><text:span text:style-name="T27"><text:line-break/></text:span><text:span text:style-name="T27">петицію і за три тижні </text:span><text:span text:style-name="T27"><text:line-break/></text:span><text:span text:style-name="T27">зібрали 500 необхідних </text:span><text:span text:style-name="T27"><text:line-break/></text:span><text:span text:style-name="T27">голосів! Подяка</text:span><text:span text:style-name="T27"><text:line-break/></text:span><text:span text:style-name="T27">небайдужим, що активно </text:span><text:span text:style-name="T27"><text:line-break/></text:span><text:span text:style-name="T27">поширювали петицію у </text:span><text:span text:style-name="T27"><text:line-break/></text:span><text:span text:style-name="T27">соціальних мережах! </text:span><text:span text:style-name="T27"><text:line-break/></text:span><text:span text:style-name="T27">Навіть Ваша бабця <text:s/>через </text:span><text:span text:style-name="T27"><text:line-break/></text:span><text:span text:style-name="T27">Bank-id зареєструвалась </text:span><text:span text:style-name="T27"><text:line-break/></text:span><text:span text:style-name="T27">і підписала, може Вона </text:span><text:span text:style-name="T27"><text:line-break/></text:span><text:span text:style-name="T27">ще на велосипеді </text:span><text:span text:style-name="T27"><text:line-break/></text:span><text:span text:style-name="T27">навчиться їздити.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05" draw:layer="layout" svg:x1="31.125cm" svg:y1="21cm" svg:x2="57cm" svg:y2="22cm" draw:start-shape="id37" draw:start-glue-point="2" draw:end-shape="id40" draw:end-glue-point="5" svg:d="M31125 21000v1000h25875">
          <text:p/>
        </draw:connector>
        <draw:connector draw:style-name="gr106" draw:layer="layout" svg:x1="31.125cm" svg:y1="29.9cm" svg:x2="57.05cm" svg:y2="31cm" draw:start-shape="id38" draw:start-glue-point="2" draw:end-shape="id41" draw:end-glue-point="5" svg:d="M31125 29900v1115h20256v-15h5669">
          <text:p/>
        </draw:connector>
        <draw:connector draw:style-name="gr107" draw:layer="layout" svg:x1="31.125cm" svg:y1="38.9cm" svg:x2="57.1cm" svg:y2="40cm" draw:start-shape="id39" draw:start-glue-point="2" draw:end-shape="id42" draw:end-glue-point="5" svg:d="M31125 38900v1115h20107v-15h5868">
          <text:p/>
        </draw:connector>
        <draw:connector draw:style-name="gr108" draw:layer="layout" svg:x1="31.125cm" svg:y1="50cm" svg:x2="57.05cm" svg:y2="49cm" draw:start-shape="id43" draw:start-glue-point="0" draw:end-shape="id44" draw:end-glue-point="5" svg:d="M31125 50000v-1000h25925">
          <text:p/>
        </draw:connector>
        <draw:custom-shape draw:style-name="gr109" draw:text-style-name="P5" xml:id="id45" draw:id="id45" draw:layer="layout" svg:width="2cm" svg:height="2cm" draw:transform="rotate (1.5707963267946) translate (58cm 5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110" draw:layer="layout" draw:line-skew="0cm 4.648cm" svg:x1="31.125cm" svg:y1="17cm" svg:x2="58cm" svg:y2="54cm" draw:start-shape="id37" draw:start-glue-point="0" draw:end-shape="id45" draw:end-glue-point="4" svg:d="M31125 17000v-515h25162v37515h1713">
          <text:p/>
        </draw:connector>
        <draw:connector draw:style-name="gr111" draw:layer="layout" draw:line-skew="0cm 4.386cm" svg:x1="31.125cm" svg:y1="25.9cm" svg:x2="58cm" svg:y2="54cm" draw:start-shape="id38" draw:start-glue-point="0" draw:end-shape="id45" draw:end-glue-point="4" svg:d="M31125 25900v-515h25117v28615h1758">
          <text:p/>
        </draw:connector>
        <draw:connector draw:style-name="gr112" draw:layer="layout" draw:line-skew="0cm 4.639cm" svg:x1="31.125cm" svg:y1="34.9cm" svg:x2="58cm" svg:y2="54cm" draw:start-shape="id39" draw:start-glue-point="0" draw:end-shape="id45" draw:end-glue-point="4" svg:d="M31125 34900v-515h25196v19615h1679">
          <text:p/>
        </draw:connector>
        <draw:connector draw:style-name="gr113" draw:layer="layout" svg:x1="31.125cm" svg:y1="54cm" svg:x2="58cm" svg:y2="54cm" draw:start-shape="id43" draw:start-glue-point="2" draw:end-shape="id45" draw:end-glue-point="4" svg:d="M31125 54000v515h20210v-515h6665">
          <text:p/>
        </draw:connector>
        <draw:custom-shape draw:style-name="gr114" draw:text-style-name="P5" xml:id="id46" draw:id="id46" draw:layer="layout" svg:width="2cm" svg:height="2cm" draw:transform="rotate (1.5707963267946) translate (78cm 32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115" draw:layer="layout" draw:line-skew="4.999cm" svg:x1="66cm" svg:y1="22cm" svg:x2="78cm" svg:y2="31cm" draw:start-shape="id40" draw:start-glue-point="7" draw:end-shape="id46" draw:end-glue-point="4" svg:d="M66000 22000h11000v9000h1000">
          <text:p/>
        </draw:connector>
        <draw:connector draw:style-name="gr116" draw:layer="layout" svg:x1="66.05cm" svg:y1="31cm" svg:x2="78cm" svg:y2="31cm" draw:start-shape="id41" draw:start-glue-point="7" draw:end-shape="id46" draw:end-glue-point="4" svg:d="M66050 31000h11950">
          <text:p/>
        </draw:connector>
        <draw:connector draw:style-name="gr117" draw:layer="layout" draw:line-skew="4.949cm" svg:x1="66.1cm" svg:y1="40cm" svg:x2="78cm" svg:y2="31cm" draw:start-shape="id42" draw:start-glue-point="7" draw:end-shape="id46" draw:end-glue-point="4" svg:d="M66100 40000h10900v-9000h1000">
          <text:p/>
        </draw:connector>
        <draw:connector draw:style-name="gr118" draw:layer="layout" draw:line-skew="4.974cm" svg:x1="66.05cm" svg:y1="49cm" svg:x2="78cm" svg:y2="31cm" draw:start-shape="id44" draw:start-glue-point="7" draw:end-shape="id46" draw:end-glue-point="4" svg:d="M66050 49000h10950v-18000h1000">
          <text:p/>
        </draw:connector>
        <draw:custom-shape draw:style-name="gr119" draw:text-style-name="P5" xml:id="id47" draw:id="id47" draw:layer="layout" svg:width="2cm" svg:height="2cm" draw:transform="rotate (1.5707963267946) translate (80cm 36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120" draw:layer="layout" svg:x1="80cm" svg:y1="31cm" svg:x2="81cm" svg:y2="34.5cm" draw:start-shape="id46" draw:start-glue-point="6" draw:end-shape="id47" draw:end-glue-point="7" svg:d="M80000 31000h1000v3500">
          <text:p/>
        </draw:connector>
        <draw:connector draw:style-name="gr121" draw:layer="layout" svg:x1="60cm" svg:y1="54cm" svg:x2="81cm" svg:y2="35.5cm" draw:start-shape="id45" draw:start-glue-point="6" draw:end-shape="id47" draw:end-glue-point="5" svg:d="M60000 54000h21000v-18500">
          <text:p/>
        </draw:connector>
        <draw:custom-shape draw:style-name="gr114" draw:text-style-name="P5" xml:id="id48" draw:id="id48" draw:layer="layout" svg:width="2cm" svg:height="2cm" draw:transform="rotate (1.5707963267946) translate (19cm 13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onnector draw:style-name="gr122" draw:layer="layout" draw:line-skew="-0.126cm" svg:x1="17.25cm" svg:y1="22.5cm" svg:x2="19cm" svg:y2="12cm" draw:start-shape="id32" draw:start-glue-point="7" draw:end-shape="id48" draw:end-glue-point="4" svg:d="M17250 22500h750v-10500h1000">
          <text:p/>
        </draw:connector>
        <draw:connector draw:style-name="gr123" draw:layer="layout" svg:x1="17.25cm" svg:y1="14cm" svg:x2="19cm" svg:y2="12cm" draw:start-shape="id31" draw:start-glue-point="7" draw:end-shape="id48" draw:end-glue-point="4" svg:d="M17250 14000h876v-2000h874">
          <text:p/>
        </draw:connector>
        <draw:connector draw:style-name="gr124" draw:layer="layout" svg:x1="21cm" svg:y1="12cm" svg:x2="81cm" svg:y2="34.5cm" draw:start-shape="id48" draw:start-glue-point="6" draw:end-shape="id47" draw:end-glue-point="7" svg:d="M21000 12000h60000v22500">
          <text:p/>
        </draw:connector>
        <draw:custom-shape draw:style-name="gr125" draw:text-style-name="P40" draw:layer="layout" svg:width="9cm" svg:height="6.5cm" svg:x="67cm" svg:y="19cm">
          <text:p text:style-name="P39"><text:span text:style-name="T28">Директор дотримав слова</text:span><text:span text:style-name="T28"><text:line-break/></text:span><text:span text:style-name="T28">та підняв питання облаштування</text:span><text:span text:style-name="T28"><text:line-break/></text:span><text:span text:style-name="T28">велостоянок в управлінні освіти,</text:span><text:span text:style-name="T28"><text:line-break/></text:span><text:span text:style-name="T28">інші директори погоджуються, </text:span><text:span text:style-name="T28"><text:line-break/></text:span><text:span text:style-name="T28">що питання дуже актуальне.</text:span><text:span text:style-name="T28"><text:line-break/></text:span><text:span text:style-name="T28">Управління освіти обіцяє знайти </text:span><text:span text:style-name="T28"><text:line-break/></text:span><text:span text:style-name="T28">кошти на облаштування </text:span><text:span text:style-name="T28"><text:line-break/></text:span><text:span text:style-name="T28">велостоянок біля шкіл.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26" draw:text-style-name="P39" draw:layer="layout" svg:width="9cm" svg:height="8cm" svg:x="67cm" svg:y="27cm">
          <text:p text:style-name="P39"><text:span text:style-name="T28">Про ваші пости в </text:span><text:span text:style-name="T28"><text:line-break/></text:span><text:span text:style-name="T28">соціальних <text:s/>мережах </text:span><text:span text:style-name="T28"><text:line-break/></text:span><text:span text:style-name="T28">говорять усі — і школярі, </text:span><text:span text:style-name="T28"><text:line-break/></text:span><text:span text:style-name="T28">і журналісти. Профільний </text:span><text:span text:style-name="T28"><text:line-break/></text:span><text:span text:style-name="T28">заступник мера вже </text:span><text:span text:style-name="T28"><text:line-break/></text:span><text:span text:style-name="T28">змучився давати </text:span><text:span text:style-name="T28"><text:line-break/></text:span><text:span text:style-name="T28">журналістам коментарі, </text:span><text:span text:style-name="T28"><text:line-break/></text:span><text:span text:style-name="T28">чому попри масове </text:span><text:span text:style-name="T28"><text:line-break/></text:span><text:span text:style-name="T28">будівництво велодоріжок,</text:span><text:span text:style-name="T28"><text:line-break/></text:span><text:span text:style-name="T28">питанням велостоянок досі </text:span><text:span text:style-name="T28"><text:line-break/></text:span><text:span text:style-name="T28">ніхто не займався.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27" draw:text-style-name="P39" draw:layer="layout" svg:width="9cm" svg:height="6.5cm" svg:x="67cm" svg:y="37cm">
          <text:p text:style-name="P39"><text:span text:style-name="T28">Прийом у депутата виявився </text:span><text:span text:style-name="T28"><text:line-break/></text:span><text:span text:style-name="T28">корисним. В понеділок </text:span><text:span text:style-name="T28"><text:line-break/></text:span><text:span text:style-name="T28">відбулось перше засідання </text:span><text:span text:style-name="T28"><text:line-break/></text:span><text:span text:style-name="T28">робочої групи з покращення </text:span><text:span text:style-name="T28"><text:line-break/></text:span><text:span text:style-name="T28">велоінфраструктури в місті. </text:span><text:span text:style-name="T28"><text:line-break/></text:span><text:span text:style-name="T28">Основне питання порядку </text:span><text:span text:style-name="T28"><text:line-break/></text:span><text:span text:style-name="T28">денного — велостоянки</text:span><text:span text:style-name="T28"><text:line-break/></text:span><text:span text:style-name="T28">на території шкіл.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28" draw:text-style-name="P39" draw:layer="layout" svg:width="9cm" svg:height="6cm" svg:x="67cm" svg:y="46cm">
          <text:p text:style-name="P39"><text:span text:style-name="T28">Попри сумніви щодо петиції і чи </text:span><text:span text:style-name="T28"><text:line-break/></text:span><text:span text:style-name="T28">вийде <text:s/>зібрати необхідні голоси, </text:span><text:span text:style-name="T28"><text:line-break/></text:span><text:span text:style-name="T28">Вам усе вдалось і на наступній </text:span><text:span text:style-name="T28"><text:line-break/></text:span><text:span text:style-name="T28">сесії Ваше питання винесуть на </text:span><text:span text:style-name="T28"><text:line-break/></text:span><text:span text:style-name="T28">голосування. Тепер головне</text:span><text:span text:style-name="T28"><text:line-break/></text:span><text:span text:style-name="T28">отримати підтримку у депутатів.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29" draw:text-style-name="P41" draw:layer="layout" svg:width="9.5cm" svg:height="8cm" svg:x="46cm" svg:y="13cm">
          <text:p text:style-name="P41"><text:span text:style-name="T29">З нагоди 50-ліття школи </text:span><text:span text:style-name="T29"><text:line-break/></text:span><text:span text:style-name="T29">асоціація випускників </text:span><text:span text:style-name="T29"><text:line-break/></text:span><text:span text:style-name="T29">пожертвувала 100 тис. грн. </text:span><text:span text:style-name="T29"><text:line-break/></text:span><text:span text:style-name="T29">на покращення інфраструктури, </text:span><text:span text:style-name="T29"><text:line-break/></text:span><text:span text:style-name="T29">оскільки вікна, дах та паркан </text:span><text:span text:style-name="T29"><text:line-break/></text:span><text:span text:style-name="T29">давно поміняно, а про потребу </text:span><text:span text:style-name="T29"><text:line-break/></text:span><text:span text:style-name="T29">велостоянки директор так і <text:s/>не </text:span><text:span text:style-name="T29"><text:line-break/></text:span><text:span text:style-name="T29">довідався, вирішили на </text:span><text:span text:style-name="T29"><text:line-break/></text:span><text:span text:style-name="T29">подвір’ї школи встановити </text:span><text:span text:style-name="T29"><text:line-break/></text:span><text:span text:style-name="T29">матінку божу та висадити </text:span><text:span text:style-name="T29"><text:line-break/></text:span><text:span text:style-name="T29">клумбу з чорнобривцями.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30" draw:text-style-name="P39" draw:layer="layout" svg:width="9.4cm" svg:height="7cm" svg:x="46cm" svg:y="23cm">
          <text:p text:style-name="P39"><text:span text:style-name="T28">У шкільному чаті знову </text:span><text:span text:style-name="T28"><text:line-break/></text:span><text:span text:style-name="T28">оголошення про пошук двох </text:span><text:span text:style-name="T28"><text:line-break/></text:span><text:span text:style-name="T28">велосипедів, які нещодавно <text:s/></text:span><text:span text:style-name="T28"><text:line-break/></text:span><text:span text:style-name="T28">вкрали в учнів 9 класу.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31" draw:text-style-name="P39" draw:layer="layout" svg:width="9.4cm" svg:height="7cm" svg:x="46cm" svg:y="32cm">
          <text:p text:style-name="P39"><text:span text:style-name="T28">До школи з візитом приїхала </text:span><text:span text:style-name="T28"><text:line-break/></text:span><text:span text:style-name="T28">голова депутатської комісії з </text:span><text:span text:style-name="T28"><text:line-break/></text:span><text:span text:style-name="T28">освіти та кілька місцевих </text:span><text:span text:style-name="T28"><text:line-break/></text:span><text:span text:style-name="T28">депутатів. Директор провів </text:span><text:span text:style-name="T28"><text:line-break/></text:span><text:span text:style-name="T28">екскурсію по школі,</text:span><text:span text:style-name="T28"><text:line-break/></text:span><text:span text:style-name="T28">показав замінені <text:s/>вікна, дах </text:span><text:span text:style-name="T28"><text:line-break/></text:span><text:span text:style-name="T28">та паркан. Зробили пам’ятне </text:span><text:span text:style-name="T28"><text:line-break/></text:span><text:span text:style-name="T28">фото, щоб потім його викласти на </text:span><text:span text:style-name="T28"><text:line-break/></text:span><text:span text:style-name="T28">сторінці школи у соцмережі.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32" draw:text-style-name="P39" draw:layer="layout" svg:width="9.4cm" svg:height="7.5cm" svg:x="46cm" svg:y="49.5cm">
          <text:p text:style-name="P39"><text:span text:style-name="T28">Вам на телеграм прийшло </text:span><text:span text:style-name="T28"><text:line-break/></text:span><text:span text:style-name="T28">прохання від подруги підтримати </text:span><text:span text:style-name="T28"><text:line-break/></text:span><text:span text:style-name="T28">петицію про встановлення меж </text:span><text:span text:style-name="T28"><text:line-break/></text:span><text:span text:style-name="T28">місцевого парку. Ви спершу </text:span></text:p>
          <text:p text:style-name="P39"><text:span text:style-name="T28">відмовили, бо Вам лише 16, та </text:span><text:span text:style-name="T28"><text:line-break/></text:span><text:span text:style-name="T28">згодом з’ясували, що <text:s/>вже маєте </text:span><text:span text:style-name="T28"><text:line-break/></text:span><text:span text:style-name="T28">право подавати петиції. <text:s/>Шкода, </text:span><text:span text:style-name="T28"><text:line-break/></text:span><text:span text:style-name="T28">що не створили такої, <text:s/>коли </text:span><text:span text:style-name="T28"><text:line-break/></text:span><text:span text:style-name="T28">проводили кампанію щодо</text:span><text:span text:style-name="T28"><text:line-break/></text:span><text:span text:style-name="T28">велостоянок.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133" draw:layer="layout" draw:type="line" svg:x1="28cm" svg:y1="52cm" svg:x2="29cm" svg:y2="52cm" draw:start-shape="id36" draw:start-glue-point="7" draw:end-shape="id43" draw:end-glue-point="3" svg:d="M28000 52000h1000">
          <text:p/>
        </draw:connector>
      </draw:page>
      <draw:page draw:name="Сценарій 1 ч.2" draw:style-name="dp1" draw:master-page-name="Default">
        <draw:custom-shape draw:style-name="gr119" draw:text-style-name="P5" xml:id="id60" draw:id="id60" draw:layer="layout" svg:width="2cm" svg:height="2cm" draw:transform="rotate (1.5707963267946) translate (1cm 33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134" draw:text-style-name="P42" xml:id="id49" draw:id="id49" draw:layer="layout" svg:width="6cm" svg:height="5cm" svg:x="14cm" svg:y="29.5cm">
          <text:p text:style-name="P42"><text:span text:style-name="T22">Формування </text:span><text:span text:style-name="T22"><text:line-break/></text:span><text:span text:style-name="T22">результату</text:span><text:span text:style-name="T22"><text:line-break/></text:span><text:span text:style-name="T22">на базі виборів</text:span><text:span text:style-name="T22"><text:line-break/></text:span><text:span text:style-name="T22">гравця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35" draw:text-style-name="P43" xml:id="id50" draw:id="id50" draw:layer="layout" svg:width="6cm" svg:height="4cm" svg:x="22.1cm" svg:y="30cm">
          <text:p text:style-name="P43"><text:span text:style-name="T21">Комбінований </text:span><text:span text:style-name="T21"><text:line-break/></text:span><text:span text:style-name="T21">текст на базі</text:span><text:span text:style-name="T21"><text:line-break/></text:span><text:span text:style-name="T21">виборів гравця.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36" draw:layer="layout" draw:type="line" svg:x1="20cm" svg:y1="32cm" svg:x2="22.1cm" svg:y2="32cm" draw:start-shape="id49" draw:start-glue-point="7" draw:end-shape="id50" draw:end-glue-point="5" svg:d="M20000 32000h2100">
          <text:p/>
        </draw:connector>
        <draw:custom-shape draw:style-name="gr137" draw:text-style-name="P44" xml:id="id51" draw:id="id51" draw:layer="layout" svg:width="5cm" svg:height="4cm" svg:x="31.1cm" svg:y="30cm">
          <text:p text:style-name="P44"><text:span text:style-name="T30">Підрахунок </text:span><text:span text:style-name="T30"><text:line-break/></text:span><text:span text:style-name="T30">балів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g xml:id="id52" draw:id="id52">
          <draw:custom-shape draw:style-name="gr138" draw:text-style-name="P5" draw:layer="layout" svg:width="3cm" svg:height="3cm" svg:x="38.25cm" svg:y="30.5cm">
            <text:p/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brace-left" draw:style-name="gr139" draw:text-style-name="P32" draw:layer="layout" svg:width="1cm" svg:height="3cm" svg:x="41.5cm" svg:y="30.5cm">
            <text:p text:style-name="P32"><text:span text:style-name="T19">Сума балів більша </text:span><text:span text:style-name="T19"><text:line-break/></text:span><text:span text:style-name="T19">мінімальної необхідної</text:span></text:p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 xml:id="id53" draw:id="id53">
          <draw:custom-shape draw:style-name="gr138" draw:text-style-name="P5" draw:layer="layout" svg:width="3cm" svg:height="3cm" svg:x="42.1cm" svg:y="21.25cm">
            <text:p/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brace-left" draw:style-name="gr140" draw:text-style-name="P32" draw:layer="layout" svg:width="1cm" svg:height="3cm" svg:x="45.35cm" svg:y="21.25cm">
            <text:p text:style-name="P32"><text:span text:style-name="T19">Сума балів дорівнює</text:span><text:span text:style-name="T19"><text:line-break/></text:span><text:span text:style-name="T19">максимальній</text:span></text:p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 xml:id="id54" draw:id="id54">
          <draw:custom-shape draw:style-name="gr138" draw:text-style-name="P5" draw:layer="layout" svg:width="3cm" svg:height="3cm" svg:x="42.1cm" svg:y="40.45cm">
            <text:p/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brace-left" draw:style-name="gr141" draw:text-style-name="P32" draw:layer="layout" svg:width="1cm" svg:height="3cm" svg:x="45.35cm" svg:y="40.45cm">
            <text:p text:style-name="P32"><text:span text:style-name="T19">Сума балів більша</text:span><text:span text:style-name="T19"><text:line-break/></text:span><text:span text:style-name="T19">мінімальній</text:span></text:p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connector draw:style-name="gr142" draw:layer="layout" draw:type="line" svg:x1="28.1cm" svg:y1="32cm" svg:x2="31.1cm" svg:y2="32cm" draw:start-shape="id50" draw:start-glue-point="7" draw:end-shape="id51" draw:end-glue-point="3" svg:d="M28100 32000h3000">
          <text:p/>
        </draw:connector>
        <draw:connector draw:style-name="gr143" draw:layer="layout" draw:type="line" svg:x1="36.1cm" svg:y1="32cm" svg:x2="38.25cm" svg:y2="32cm" draw:start-shape="id51" draw:start-glue-point="1" draw:end-shape="id52" draw:end-glue-point="3" svg:d="M36100 32000h2150">
          <text:p/>
        </draw:connector>
        <draw:connector draw:style-name="gr144" draw:text-style-name="P45" draw:layer="layout" svg:x1="40.375cm" svg:y1="30.5cm" svg:x2="42.1cm" svg:y2="22.75cm" draw:start-shape="id52" draw:start-glue-point="0" draw:end-shape="id53" draw:end-glue-point="3" svg:d="M40375 30500v-7750h1725">
          <text:p text:style-name="P20">Так</text:p>
        </draw:connector>
        <draw:connector draw:style-name="gr145" draw:text-style-name="P45" draw:layer="layout" svg:x1="40.375cm" svg:y1="33.5cm" svg:x2="42.1cm" svg:y2="41.95cm" draw:start-shape="id52" draw:end-shape="id54" draw:end-glue-point="3" svg:d="M40375 33500v8450h1725">
          <text:p text:style-name="P20">Ні</text:p>
        </draw:connector>
        <draw:custom-shape draw:style-name="gr146" draw:text-style-name="P43" xml:id="id55" draw:id="id55" draw:layer="layout" svg:width="15.75cm" svg:height="8cm" svg:x="55.25cm" svg:y="14cm">
          <text:p text:style-name="P43"><text:span text:style-name="T21">Вітаю, Вами проведена чудова </text:span><text:span text:style-name="T21"><text:line-break/></text:span><text:span text:style-name="T21">кампанія! Депутати одноголосно</text:span><text:span text:style-name="T21"><text:line-break/></text:span><text:span text:style-name="T21">підтримали Вашу петицію і навіть</text:span><text:span text:style-name="T21"><text:line-break/></text:span><text:span text:style-name="T21">більше — в проект бюджету наступного</text:span><text:span text:style-name="T21"><text:line-break/></text:span><text:span text:style-name="T21">року уже закладено кошти на</text:span><text:span text:style-name="T21"><text:line-break/></text:span><text:span text:style-name="T21">встановлення велостоянок у всіх</text:span><text:span text:style-name="T21"><text:line-break/></text:span><text:span text:style-name="T21">школах міста.</text:span></text:p>
          <text:p text:style-name="P43"><text:span text:style-name="T21">Про Вас тепер знає кожен учень,</text:span><text:span text:style-name="T21"><text:line-break/></text:span><text:span text:style-name="T21">і навіть сам мер зробив з Вами</text:span><text:span text:style-name="T21"><text:line-break/></text:span><text:span text:style-name="T21">селфі та запостив в себе на сторінці.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47" draw:text-style-name="P45" draw:layer="layout" svg:x1="44.225cm" svg:y1="21.25cm" svg:x2="55.25cm" svg:y2="18cm" draw:start-shape="id53" draw:start-glue-point="0" draw:end-shape="id55" draw:end-glue-point="5" svg:d="M44225 21250v-3250h11025">
          <text:p text:style-name="P20">Так</text:p>
        </draw:connector>
        <draw:connector draw:style-name="gr148" draw:text-style-name="P45" draw:layer="layout" svg:x1="44.225cm" svg:y1="24.25cm" svg:x2="55.25cm" svg:y2="27.225cm" draw:start-shape="id53" draw:start-glue-point="2" draw:end-shape="id56" draw:end-glue-point="5" svg:d="M44225 24250v2975h11025">
          <text:p text:style-name="P20">Ні</text:p>
        </draw:connector>
        <draw:connector draw:style-name="gr149" draw:text-style-name="P45" draw:layer="layout" svg:x1="44.225cm" svg:y1="40.45cm" svg:x2="55cm" svg:y2="37.525cm" draw:start-shape="id54" draw:start-glue-point="0" draw:end-shape="id57" draw:end-glue-point="5" svg:d="M44225 40450v-2925h10775">
          <text:p text:style-name="P20">Так</text:p>
        </draw:connector>
        <draw:connector draw:style-name="gr150" draw:text-style-name="P45" draw:layer="layout" svg:x1="44.225cm" svg:y1="43.45cm" svg:x2="55cm" svg:y2="47.5cm" draw:start-shape="id54" draw:start-glue-point="2" draw:end-shape="id58" draw:end-glue-point="5" svg:d="M44225 43450v4050h10775">
          <text:p text:style-name="P20">Ні</text:p>
        </draw:connector>
        <draw:custom-shape draw:style-name="gr151" draw:text-style-name="P43" xml:id="id56" draw:id="id56" draw:layer="layout" svg:width="15.75cm" svg:height="8.45cm" svg:x="55.25cm" svg:y="23cm">
          <text:p text:style-name="P43"><text:span text:style-name="T21">Вітаю! Ви — молодець! Було непросто, </text:span></text:p>
          <text:p text:style-name="P43"><text:span text:style-name="T21">Але Вам вдалось домогтись </text:span></text:p>
          <text:p text:style-name="P43"><text:span text:style-name="T21">встановлення велостоянок біля шкіл </text:span></text:p>
          <text:p text:style-name="P43"><text:span text:style-name="T21">міста. Пам’ятайте, що для отримання </text:span><text:span text:style-name="T21"><text:line-break/></text:span><text:span text:style-name="T21">бажаного результату потрібно заручитись </text:span><text:span text:style-name="T21"><text:line-break/></text:span><text:span text:style-name="T21">підтримкою людей та долучити до </text:span></text:p>
          <text:p text:style-name="P43"><text:span text:style-name="T21">вирішення питання максимальну кількість </text:span></text:p>
          <text:p text:style-name="P43"><text:span text:style-name="T21">тих, від кого залежить прийняття </text:span></text:p>
          <text:p text:style-name="P43"><text:span text:style-name="T21">рішення на <text:s/>Вашу користь.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52" draw:text-style-name="P43" xml:id="id57" draw:id="id57" draw:layer="layout" svg:width="16cm" svg:height="8.95cm" svg:x="55cm" svg:y="33.05cm">
          <text:p text:style-name="P43"><text:span text:style-name="T21">Ми за Вас дуже вболівали, але,</text:span><text:span text:style-name="T21"><text:line-break/></text:span><text:span text:style-name="T21">на жаль, далеко не всі, хто могли</text:span><text:span text:style-name="T21"><text:line-break/></text:span><text:span text:style-name="T21">сприяти вирішити Вашу проблему з</text:span><text:span text:style-name="T21"><text:line-break/></text:span><text:span text:style-name="T21">велостоянкою, знали про її існування.</text:span></text:p>
          <text:p text:style-name="P43"><text:span text:style-name="T21"/></text:p>
          <text:p text:style-name="P43"><text:span text:style-name="T21">Наступного разу спробуйте заручитись</text:span><text:span text:style-name="T21"><text:line-break/></text:span><text:span text:style-name="T21">підтримкою людей та долучити до </text:span><text:span text:style-name="T21"><text:line-break/></text:span><text:span text:style-name="T21">вирішення питання максимальну </text:span><text:span text:style-name="T21"><text:line-break/></text:span><text:span text:style-name="T21">кількість тих, <text:s/>від кого залежить </text:span><text:span text:style-name="T21"><text:line-break/></text:span><text:span text:style-name="T21">прийняття Рішення на Вашу користь.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53" draw:text-style-name="P43" xml:id="id58" draw:id="id58" draw:layer="layout" svg:width="16cm" svg:height="9cm" svg:x="55cm" svg:y="43cm">
          <text:p text:style-name="P43"><text:span text:style-name="T21">Є таке прислів’я: “Під лежачий камінь</text:span><text:span text:style-name="T21"><text:line-break/></text:span><text:span text:style-name="T21">вода не тече”. Ви жодним чином не</text:span><text:span text:style-name="T21"><text:line-break/></text:span><text:span text:style-name="T21">намагались вирішити проблему</text:span><text:span text:style-name="T21"><text:line-break/></text:span><text:span text:style-name="T21">відсутності велостоянки, </text:span><text:span text:style-name="T21"><text:line-break/></text:span><text:span text:style-name="T21">як результат — жодних змін.</text:span></text:p>
          <text:p text:style-name="P43"><text:span text:style-name="T21"/></text:p>
          <text:p text:style-name="P43"><text:span text:style-name="T21">Тепер у Вас залишилось два варіанти:</text:span></text:p>
          <text:p text:style-name="P43"><text:span text:style-name="T21">1) <text:s/>чекати, що хтось колись вирішить</text:span><text:span text:style-name="T21"><text:line-break/></text:span><text:span text:style-name="T21">проблему замість Вас;</text:span><text:span text:style-name="T21"><text:line-break/></text:span><text:span text:style-name="T21">2) ще раз подумати і пройти завдання</text:span><text:span text:style-name="T21"><text:line-break/></text:span><text:span text:style-name="T21">з початку;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72" draw:text-style-name="P8" xml:id="id59" draw:id="id59" draw:layer="layout" svg:width="3cm" svg:height="3cm" draw:transform="rotate (1.5707963267946) translate (72.85cm 33.25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54" draw:layer="layout" svg:x1="71cm" svg:y1="18cm" svg:x2="74.35cm" svg:y2="30.25cm" draw:start-shape="id55" draw:start-glue-point="7" draw:end-shape="id59" draw:end-glue-point="7" svg:d="M71000 18000h3350v12250">
          <text:p/>
        </draw:connector>
        <draw:connector draw:style-name="gr155" draw:layer="layout" svg:x1="71cm" svg:y1="27.225cm" svg:x2="74.35cm" svg:y2="30.25cm" draw:start-shape="id56" draw:start-glue-point="7" draw:end-shape="id59" draw:end-glue-point="7" svg:d="M71000 27225h3350v3025">
          <text:p/>
        </draw:connector>
        <draw:connector draw:style-name="gr156" draw:layer="layout" svg:x1="71cm" svg:y1="37.525cm" svg:x2="74.35cm" svg:y2="33.25cm" draw:start-shape="id57" draw:start-glue-point="7" draw:end-shape="id59" draw:end-glue-point="5" svg:d="M71000 37525h3350v-4275">
          <text:p/>
        </draw:connector>
        <draw:connector draw:style-name="gr157" draw:layer="layout" svg:x1="71cm" svg:y1="47.5cm" svg:x2="74.35cm" svg:y2="33.25cm" draw:start-shape="id58" draw:start-glue-point="7" draw:end-shape="id59" draw:end-glue-point="5" svg:d="M71000 47500h3350v-14250">
          <text:p/>
        </draw:connector>
        <draw:connector draw:style-name="gr158" draw:layer="layout" draw:type="line" svg:x1="3cm" svg:y1="32cm" svg:x2="14cm" svg:y2="32cm" draw:start-shape="id60" draw:start-glue-point="6" draw:end-shape="id49" draw:end-glue-point="5" svg:d="M3000 32000h11000">
          <text:p/>
        </draw:connector>
        <draw:custom-shape draw:style-name="gr2" draw:text-style-name="P30" draw:layer="layout" svg:width="82.1cm" svg:height="57.4cm" svg:x="1cm" svg:y="1cm">
          <text:p text:style-name="P30"><text:span text:style-name="T2">Сценарій 1 ч.2</text:span></text:p>
          <text:p text:style-name="P30"><text:span text:style-name="T17"/></text:p>
          <text:p text:style-name="P30"><text:span text:style-name="T18">Ви любите кататись на велосипеді і радо би їздили ним до</text:span><text:span text:style-name="T18"><text:line-break/></text:span><text:span text:style-name="T18">школи, але є проблема з його безпечним зберіганням.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9" draw:display-name="Arrowheads 19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loext:hyphenation-no-caps="false"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5cm" fo:min-width="0.7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uk" fo:country="UA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1-06-20T11:16:22.219000000</meta:creation-date>
    <dc:date>2021-08-04T19:57:37.91</dc:date>
    <meta:editing-duration>PT6H39M44S</meta:editing-duration>
    <meta:editing-cycles>88</meta:editing-cycles>
    <meta:generator>OpenOffice/4.1.10$Win32 OpenOffice.org_project/4110m2$Build-9807</meta:generator>
    <meta:document-statistic meta:object-count="197"/>
  </office:meta>
</office:document-meta>
</file>